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8D9B19DB27F3323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variant="normal" fo:text-transform="none" fo:font-style="normal" style:font-style-asian="italic" style:font-style-complex="italic"/>
    </style:style>
    <style:style style:name="P2" style:family="paragraph" style:parent-style-name="Text_20_body">
      <style:text-properties fo:font-variant="normal" fo:text-transform="none" fo:font-style="normal" officeooo:paragraph-rsid="0010ce76"/>
    </style:style>
    <style:style style:name="P3" style:family="paragraph" style:parent-style-name="Heading_20_3">
      <style:text-properties officeooo:paragraph-rsid="0010ce76"/>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variant="normal" fo:text-transform="none"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Standard">
      <style:text-properties officeooo:paragraph-rsid="0010ce76"/>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variant="normal" fo:text-transform="none" fo:font-style="normal" style:font-style-asian="normal" style:font-style-complex="normal"/>
    </style:style>
    <style:style style:name="P10" style:family="paragraph" style:parent-style-name="Standard" style:list-style-name="L1">
      <style:text-properties fo:font-variant="normal" fo:text-transform="none" fo:font-style="normal"/>
    </style:style>
    <style:style style:name="P11" style:family="paragraph" style:parent-style-name="Standard">
      <style:text-properties fo:font-variant="normal" fo:text-transform="none" fo:font-style="normal"/>
    </style:style>
    <style:style style:name="P12" style:family="paragraph" style:parent-style-name="Standard">
      <style:text-properties officeooo:rsid="000cbb83"/>
    </style:style>
    <style:style style:name="P13" style:family="paragraph" style:parent-style-name="Text_20_body">
      <style:text-properties fo:font-variant="normal" fo:text-transform="none" fo:font-style="normal" officeooo:rsid="0013fd73" officeooo:paragraph-rsid="0013fd73"/>
    </style:style>
    <style:style style:name="P14"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5" style:family="paragraph" style:parent-style-name="Text_20_body">
      <style:paragraph-properties fo:margin-left="0.5in" fo:margin-right="0in" fo:text-indent="0in" style:auto-text-indent="false"/>
      <style:text-properties style:font-name="Times New Roman"/>
    </style:style>
    <style:style style:name="P16" style:family="paragraph" style:parent-style-name="Text_20_body">
      <style:paragraph-properties fo:margin-left="0.5in" fo:margin-right="0in" fo:text-indent="0in" style:auto-text-indent="false"/>
    </style:style>
    <style:style style:name="P17"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ext_20_body">
      <style:text-properties fo:font-variant="normal" fo:text-transform="none" fo:font-style="normal"/>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text-properties fo:language="zxx" fo:country="none" style:language-asian="zxx" style:country-asian="none"/>
    </style:style>
    <style:style style:name="P22" style:family="paragraph" style:parent-style-name="Header">
      <style:paragraph-properties style:snap-to-layout-grid="false"/>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2.8437in"/>
        </style:tab-stops>
      </style:paragraph-properties>
    </style:style>
    <style:style style:name="P27" style:family="paragraph" style:parent-style-name="Standard">
      <style:text-properties fo:font-variant="normal" fo:text-transform="none" fo:font-style="normal"/>
    </style:style>
    <style:style style:name="P28" style:family="paragraph" style:parent-style-name="Standard">
      <style:text-properties fo:font-variant="normal" fo:text-transform="none" fo:font-style="normal" officeooo:rsid="0003b180" officeooo:paragraph-rsid="0010ce76"/>
    </style:style>
    <style:style style:name="P29" style:family="paragraph" style:parent-style-name="Standard">
      <style:text-properties officeooo:paragraph-rsid="0010ce76"/>
    </style:style>
    <style:style style:name="P30" style:family="paragraph" style:parent-style-name="Standard">
      <style:text-properties fo:font-style="normal" style:font-style-asian="normal" style:font-style-complex="normal"/>
    </style:style>
    <style:style style:name="P3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text-properties officeooo:rsid="00082117" officeooo:paragraph-rsid="0010ce76"/>
    </style:style>
    <style:style style:name="P33" style:family="paragraph" style:parent-style-name="Standard">
      <style:text-properties officeooo:rsid="0003b180" officeooo:paragraph-rsid="00120722"/>
    </style:style>
    <style:style style:name="P34" style:family="paragraph" style:parent-style-name="Standard">
      <style:text-properties officeooo:rsid="000559b5" officeooo:paragraph-rsid="00120722"/>
    </style:style>
    <style:style style:name="P35" style:family="paragraph" style:parent-style-name="Standard">
      <style:text-properties officeooo:rsid="0007a7a1" officeooo:paragraph-rsid="00120722"/>
    </style:style>
    <style:style style:name="P36" style:family="paragraph" style:parent-style-name="Standard">
      <style:text-properties officeooo:rsid="000d6bea" officeooo:paragraph-rsid="00120722"/>
    </style:style>
    <style:style style:name="P37" style:family="paragraph" style:parent-style-name="Standard">
      <style:text-properties officeooo:rsid="0010a803" officeooo:paragraph-rsid="00120722"/>
    </style:style>
    <style:style style:name="P38" style:family="paragraph" style:parent-style-name="Standard">
      <style:text-properties officeooo:rsid="0010f846" officeooo:paragraph-rsid="0013fd73"/>
    </style:style>
    <style:style style:name="P39" style:family="paragraph" style:parent-style-name="Text_20_body">
      <style:text-properties fo:font-variant="normal" fo:text-transform="none" fo:font-style="normal"/>
    </style:style>
    <style:style style:name="P40" style:family="paragraph" style:parent-style-name="Text_20_body">
      <style:text-properties fo:font-variant="normal" fo:text-transform="none" fo:font-style="normal" officeooo:paragraph-rsid="0010ce76"/>
    </style:style>
    <style:style style:name="P41" style:family="paragraph" style:parent-style-name="Text_20_body">
      <style:text-properties officeooo:paragraph-rsid="00120722"/>
    </style:style>
    <style:style style:name="P42" style:family="paragraph" style:parent-style-name="Text_20_body">
      <style:text-properties officeooo:rsid="0010f846" officeooo:paragraph-rsid="00120722"/>
    </style:style>
    <style:style style:name="P43"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46" style:family="paragraph" style:parent-style-name="Standard">
      <style:paragraph-properties fo:break-before="page"/>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3">
      <style:paragraph-properties>
        <style:tab-stops>
          <style:tab-stop style:position="6.9252in" style:type="right" style:leader-style="dotted" style:leader-text="."/>
        </style:tab-stops>
      </style:paragraph-properties>
    </style:style>
    <style:style style:name="P50" style:family="paragraph" style:parent-style-name="Contents_20_4">
      <style:paragraph-properties>
        <style:tab-stops>
          <style:tab-stop style:position="6.9252in" style:type="right" style:leader-style="dotted" style:leader-text="."/>
        </style:tab-stops>
      </style:paragraph-properties>
    </style:style>
    <style:style style:name="P5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2"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4" style:family="paragraph" style:parent-style-name="Standard">
      <style:text-properties fo:font-variant="normal" fo:text-transform="none" fo:font-style="normal"/>
    </style:style>
    <style:style style:name="P55" style:family="paragraph" style:parent-style-name="Standard" style:list-style-name="L1">
      <style:text-properties fo:font-variant="normal" fo:text-transform="none" fo:font-style="normal"/>
    </style:style>
    <style:style style:name="P56" style:family="paragraph" style:parent-style-name="Standard">
      <style:text-properties fo:font-variant="normal" fo:text-transform="none" fo:font-style="normal" style:font-style-asian="italic" style:font-style-complex="italic"/>
    </style:style>
    <style:style style:name="P57" style:family="paragraph" style:parent-style-name="Standard">
      <style:text-properties fo:font-variant="normal" fo:text-transform="none" fo:font-style="normal" style:font-style-asian="normal" style:font-style-complex="normal"/>
    </style:style>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4">
      <style:text-properties officeooo:paragraph-rsid="0010ce76"/>
    </style:style>
    <style:style style:name="P61" style:family="paragraph" style:parent-style-name="Standard" style:list-style-name="L5">
      <style:text-properties officeooo:paragraph-rsid="0010ce76"/>
    </style:style>
    <style:style style:name="P62" style:family="paragraph" style:parent-style-name="Standard" style:list-style-name="L6"/>
    <style:style style:name="P63" style:family="paragraph" style:parent-style-name="Standard" style:list-style-name="L7">
      <style:text-properties officeooo:rsid="0010a803" officeooo:paragraph-rsid="00120722"/>
    </style:style>
    <style:style style:name="P64" style:family="paragraph" style:parent-style-name="Standard">
      <style:text-properties officeooo:rsid="000cbb83"/>
    </style:style>
    <style:style style:name="P65" style:family="paragraph" style:parent-style-name="Standard" style:list-style-name="L8">
      <style:text-properties officeooo:rsid="001273c3" officeooo:paragraph-rsid="0013fd73"/>
    </style:style>
    <style:style style:name="P66" style:family="paragraph" style:parent-style-name="Standard" style:list-style-name="L10"/>
    <style:style style:name="P67" style:family="paragraph" style:parent-style-name="Standard">
      <style:text-properties fo:font-style="normal" style:font-style-asian="normal" style:font-style-complex="normal"/>
    </style:style>
    <style:style style:name="P68" style:family="paragraph" style:parent-style-name="Standard">
      <style:text-properties officeooo:paragraph-rsid="0010ce76"/>
    </style:style>
    <style:style style:name="P69" style:family="paragraph" style:parent-style-name="Heading_20_1" style:master-page-name="First_20_Page">
      <style:paragraph-properties style:page-number="auto"/>
    </style:style>
    <style:style style:name="P70" style:family="paragraph" style:parent-style-name="Text_20_body">
      <style:text-properties fo:font-variant="normal" fo:text-transform="none" fo:font-style="normal"/>
    </style:style>
    <style:style style:name="P71" style:family="paragraph" style:parent-style-name="Text_20_body">
      <style:text-properties fo:font-variant="normal" fo:text-transform="none" fo:font-style="normal" officeooo:rsid="0013fd73" officeooo:paragraph-rsid="0013fd73"/>
    </style:style>
    <style:style style:name="P72" style:family="paragraph" style:parent-style-name="Text_20_body">
      <style:text-properties fo:font-variant="normal" fo:text-transform="none" fo:font-style="normal" style:font-style-asian="normal" style:font-style-complex="normal"/>
    </style:style>
    <style:style style:name="P73" style:family="paragraph" style:parent-style-name="Text_20_body">
      <style:text-properties fo:font-variant="normal" fo:text-transform="none" fo:font-style="normal" officeooo:paragraph-rsid="0010ce76"/>
    </style:style>
    <style:style style:name="P74" style:family="paragraph" style:parent-style-name="Text_20_body">
      <style:text-properties fo:font-style="normal" style:font-style-asian="normal" style:font-style-complex="normal"/>
    </style:style>
    <style:style style:name="P75" style:family="paragraph" style:parent-style-name="Text_20_body">
      <style:paragraph-properties fo:margin-left="0.5in" fo:margin-right="0in" fo:text-indent="0in" style:auto-text-indent="false"/>
    </style:style>
    <style:style style:name="P76"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7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78" style:family="paragraph" style:parent-style-name="Text_20_body">
      <style:paragraph-properties fo:margin-left="0.5in" fo:margin-right="0in" fo:text-indent="0in" style:auto-text-indent="false"/>
      <style:text-properties style:font-name="Times New Roman"/>
    </style:style>
    <style:style style:name="P79" style:family="paragraph" style:parent-style-name="Heading_20_2">
      <style:text-properties officeooo:rsid="0010f846" officeooo:paragraph-rsid="0013fd73"/>
    </style:style>
    <style:style style:name="P80" style:family="paragraph" style:parent-style-name="Heading_20_2">
      <style:text-properties fo:font-style="normal" style:font-style-asian="normal" style:font-style-complex="normal"/>
    </style:style>
    <style:style style:name="P81" style:family="paragraph" style:parent-style-name="Heading_20_3">
      <style:text-properties officeooo:paragraph-rsid="0010ce76"/>
    </style:style>
    <style:style style:name="P82" style:family="paragraph" style:parent-style-name="Heading_20_3">
      <style:text-properties officeooo:rsid="00082117" officeooo:paragraph-rsid="0010ce76"/>
    </style:style>
    <style:style style:name="P83" style:family="paragraph" style:parent-style-name="Heading_20_3">
      <style:text-properties officeooo:rsid="0003b180" officeooo:paragraph-rsid="0010ce76"/>
    </style:style>
    <style:style style:name="P84" style:family="paragraph" style:parent-style-name="Heading_20_3">
      <style:text-properties officeooo:rsid="0003b180" officeooo:paragraph-rsid="00120722"/>
    </style:style>
    <style:style style:name="P8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8" style:family="paragraph" style:parent-style-name="Heading_20_4">
      <style:text-properties officeooo:rsid="0010f846" officeooo:paragraph-rsid="00120722"/>
    </style:style>
    <style:style style:name="P89" style:family="paragraph">
      <style:paragraph-properties style:writing-mode="lr-tb"/>
    </style:style>
    <style:style style:name="P9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10ce76"/>
    </style:style>
    <style:style style:name="T4" style:family="text">
      <style:text-properties fo:font-style="italic"/>
    </style:style>
    <style:style style:name="T5" style:family="text">
      <style:text-properties fo:font-style="normal" style:font-style-asian="normal" style:font-style-complex="normal"/>
    </style:style>
    <style:style style:name="T6" style:family="text">
      <style:text-properties fo:font-variant="normal" fo:text-transform="none"/>
    </style:style>
    <style:style style:name="T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text-position="super 58%"/>
    </style:style>
    <style:style style:name="T9" style:family="text">
      <style:text-properties fo:font-variant="normal" fo:text-transform="none" fo:font-style="normal" style:font-style-asian="normal" style:font-style-complex="normal"/>
    </style:style>
    <style:style style:name="T10" style:family="text">
      <style:text-properties style:font-name="Times New Roman"/>
    </style:style>
    <style:style style:name="T11" style:family="text">
      <style:text-properties style:use-window-font-color="true" style:font-name-asian="Times-Roman" style:font-name-complex="Times-Roman"/>
    </style:style>
    <style:style style:name="T12" style:family="text">
      <style:text-properties officeooo:rsid="0013fd73"/>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8pt" officeooo:rsid="0018f9a2" style:font-size-asian="8pt" style:font-size-complex="8pt"/>
    </style:style>
    <style:style style:name="T16" style:family="text">
      <style:text-properties officeooo:rsid="0010ce76"/>
    </style:style>
    <style:style style:name="T17" style:family="text">
      <style:text-properties fo:font-size="9pt" style:font-size-asian="9pt"/>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2" style:family="text">
      <style:text-properties style:use-window-font-color="true" style:font-name-asian="Times-Roman" style:font-name-complex="Times-Roman"/>
    </style:style>
    <style:style style:name="T23" style:family="text">
      <style:text-properties fo:font-style="italic"/>
    </style:style>
    <style:style style:name="T24" style:family="text">
      <style:text-properties style:text-position="super 58%"/>
    </style:style>
    <style:style style:name="T25" style:family="text">
      <style:text-properties style:font-name="Times New Roman"/>
    </style:style>
    <style:style style:name="T26" style:family="text">
      <style:text-properties fo:font-variant="normal" fo:text-transform="none"/>
    </style:style>
    <style:style style:name="T27" style:family="text">
      <style:text-properties fo:font-variant="normal" fo:text-transform="none" fo:font-style="normal" style:font-style-asian="normal" style:font-style-complex="normal"/>
    </style:style>
    <style:style style:name="T28" style:family="text">
      <style:text-properties officeooo:rsid="0013fd73"/>
    </style:style>
    <style:style style:name="T29" style:family="text">
      <style:text-properties style:text-underline-style="solid" style:text-underline-width="auto" style:text-underline-color="font-color"/>
    </style:style>
    <style:style style:name="T30" style:family="text">
      <style:text-properties style:text-position="33% 80%"/>
    </style:style>
    <style:style style:name="T31" style:family="text">
      <style:text-properties style:font-name="TimesNewRomanPSMT" fo:font-size="12pt"/>
    </style:style>
    <style:style style:name="T32" style:family="text">
      <style:text-properties officeooo:rsid="001273c3"/>
    </style:style>
    <style:style style:name="T33" style:family="text">
      <style:text-properties officeooo:rsid="0002fbca"/>
    </style:style>
    <style:style style:name="T34" style:family="text">
      <style:text-properties officeooo:rsid="00082117"/>
    </style:style>
    <style:style style:name="T35" style:family="text">
      <style:text-properties officeooo:rsid="00084281"/>
    </style:style>
    <style:style style:name="T36" style:family="text">
      <style:text-properties officeooo:rsid="000672a7"/>
    </style:style>
    <style:style style:name="T37" style:family="text">
      <style:text-properties officeooo:rsid="000cbb83"/>
    </style:style>
    <style:style style:name="T38" style:family="text">
      <style:text-properties officeooo:rsid="001663dd"/>
    </style:style>
    <style:style style:name="T39" style:family="text">
      <style:text-properties officeooo:rsid="0010f846"/>
    </style:style>
    <style:style style:name="T40" style:family="text">
      <style:text-properties fo:font-style="normal" style:font-style-asian="normal" style:font-style-complex="normal"/>
    </style:style>
    <style:style style:name="T41" style:family="text">
      <style:text-properties officeooo:rsid="0018f9a2"/>
    </style:style>
    <style:style style:name="T4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1356272" text:id="ct31356272">
          <text:insertion>
            <office:change-info>
              <dc:creator>Stuart Baker</dc:creator>
              <dc:date>2018-09-01T12:55:00</dc:date>
            </office:change-info>
          </text:insertion>
        </text:changed-region>
        <text:changed-region xml:id="ct31356736" text:id="ct31356736">
          <text:deletion>
            <office:change-info>
              <dc:creator>Stuart Baker</dc:creator>
              <dc:date>2018-09-01T12:56:00</dc:date>
            </office:change-info>
            <text:p text:style-name="Standard"><text:span text:style-name="T1">will</text:span></text:p>
          </text:deletion>
        </text:changed-region>
        <text:changed-region xml:id="ct31358160" text:id="ct31358160">
          <text:deletion>
            <office:change-info>
              <dc:creator>Stuart Baker</dc:creator>
              <dc:date>2018-09-01T12:56:00</dc:date>
            </office:change-info>
            <text:p text:style-name="Standard"><text:span text:style-name="T2">needed for those</text:span></text:p>
          </text:deletion>
        </text:changed-region>
        <text:changed-region xml:id="ct31359600" text:id="ct31359600">
          <text:insertion>
            <office:change-info>
              <dc:creator>Stuart Baker</dc:creator>
              <dc:date>2018-09-01T12:56:00</dc:date>
            </office:change-info>
          </text:insertion>
        </text:changed-region>
        <text:changed-region xml:id="ct31375920" text:id="ct31375920">
          <text:insertion>
            <office:change-info>
              <dc:creator>Bob Jacobsen</dc:creator>
              <dc:date>2013-04-06T21:15:00</dc:date>
            </office:change-info>
          </text:insertion>
        </text:changed-region>
        <text:changed-region xml:id="ct31376624" text:id="ct31376624">
          <text:deletion>
            <office:change-info>
              <dc:creator>Bob Jacobsen</dc:creator>
              <dc:date>2013-04-06T21:17:00</dc:date>
            </office:change-info>
            <text:p text:style-name="Standard"><text:s text:c="2"/>- </text:p>
          </text:deletion>
        </text:changed-region>
        <text:changed-region xml:id="ct31371632" text:id="ct31371632">
          <text:insertion>
            <office:change-info>
              <dc:creator>Bob Jacobsen</dc:creator>
              <dc:date>2013-04-06T21:17:00</dc:date>
            </office:change-info>
          </text:insertion>
        </text:changed-region>
        <text:changed-region xml:id="ct31378112" text:id="ct31378112">
          <text:insertion>
            <office:change-info>
              <dc:creator>Bob Jacobsen</dc:creator>
              <dc:date>2013-04-06T21:17:00</dc:date>
            </office:change-info>
          </text:insertion>
        </text:changed-region>
        <text:changed-region xml:id="ct31384736" text:id="ct31384736">
          <text:deletion>
            <office:change-info>
              <dc:creator>Bob Jacobsen</dc:creator>
              <dc:date>2013-04-06T21:16:00</dc:date>
            </office:change-info>
            <text:p text:style-name="Standard">.</text:p>
          </text:deletion>
        </text:changed-region>
        <text:changed-region xml:id="ct31386624" text:id="ct31386624">
          <text:insertion>
            <office:change-info>
              <dc:creator>Bob Jacobsen</dc:creator>
              <dc:date>2013-04-06T21:16:00</dc:date>
            </office:change-info>
          </text:insertion>
        </text:changed-region>
        <text:changed-region xml:id="ct31384240" text:id="ct31384240">
          <text:insertion>
            <office:change-info>
              <dc:creator>Bob Jacobsen</dc:creator>
              <dc:date>2013-04-06T21:17:00</dc:date>
            </office:change-info>
          </text:insertion>
        </text:changed-region>
        <text:changed-region xml:id="ct31386848" text:id="ct31386848">
          <text:deletion>
            <office:change-info>
              <dc:creator>Bob Jacobsen</dc:creator>
              <dc:date>2013-04-06T21:17:00</dc:date>
            </office:change-info>
            <text:p text:style-name="Standard"><text:s/>– </text:p>
          </text:deletion>
        </text:changed-region>
        <text:changed-region xml:id="ct31384464" text:id="ct31384464">
          <text:insertion>
            <office:change-info>
              <dc:creator>Bob Jacobsen</dc:creator>
              <dc:date>2013-04-06T21:17:00</dc:date>
            </office:change-info>
          </text:insertion>
        </text:changed-region>
        <text:changed-region xml:id="ct31394096" text:id="ct31394096">
          <text:insertion>
            <office:change-info>
              <dc:creator>Bob Jacobsen</dc:creator>
              <dc:date>2013-04-06T21:23:00</dc:date>
            </office:change-info>
          </text:insertion>
        </text:changed-region>
        <text:changed-region xml:id="ct31393440" text:id="ct31393440">
          <text:insertion>
            <office:change-info>
              <dc:creator>Bob Jacobsen</dc:creator>
              <dc:date>2013-04-06T21:24:00</dc:date>
            </office:change-info>
          </text:insertion>
        </text:changed-region>
        <text:changed-region xml:id="ct31414832" text:id="ct31414832">
          <text:insertion>
            <office:change-info>
              <dc:creator>Stuart Baker</dc:creator>
              <dc:date>2018-09-01T12:56:00</dc:date>
            </office:change-info>
          </text:insertion>
        </text:changed-region>
        <text:changed-region xml:id="ct31421632" text:id="ct31421632">
          <text:insertion>
            <office:change-info>
              <dc:creator>Bob Jacobsen</dc:creator>
              <dc:date>2013-04-06T21:20:00</dc:date>
            </office:change-info>
          </text:insertion>
        </text:changed-region>
        <text:changed-region xml:id="ct31421936" text:id="ct31421936">
          <text:insertion>
            <office:change-info>
              <dc:creator>Stuart Baker</dc:creator>
              <dc:date>2018-09-01T12:57:00</dc:date>
            </office:change-info>
          </text:insertion>
        </text:changed-region>
        <text:changed-region xml:id="ct31422928" text:id="ct31422928">
          <text:insertion>
            <office:change-info>
              <dc:creator>Stuart Baker</dc:creator>
              <dc:date>2018-09-01T12:56:00</dc:date>
            </office:change-info>
          </text:insertion>
        </text:changed-region>
        <text:changed-region xml:id="ct31424304" text:id="ct31424304">
          <text:insertion>
            <office:change-info>
              <dc:creator>Stuart Baker</dc:creator>
              <dc:date>2018-09-01T12:57:00</dc:date>
            </office:change-info>
          </text:insertion>
        </text:changed-region>
        <text:changed-region xml:id="ct31424528" text:id="ct31424528">
          <text:deletion>
            <office:change-info>
              <dc:creator>Stuart Baker</dc:creator>
              <dc:date>2018-09-01T12:57:00</dc:date>
            </office:change-info>
            <text:p text:style-name="Standard"><text:span text:style-name="T3">u</text:span></text:p>
          </text:deletion>
        </text:changed-region>
        <text:changed-region xml:id="ct31423840" text:id="ct31423840">
          <text:insertion>
            <office:change-info>
              <dc:creator>Bob Jacobsen</dc:creator>
              <dc:date>2013-04-06T21:20:00</dc:date>
            </office:change-info>
          </text:insertion>
        </text:changed-region>
        <text:changed-region xml:id="ct31425568" text:id="ct31425568">
          <text:insertion>
            <office:change-info>
              <dc:creator>Stuart Baker</dc:creator>
              <dc:date>2018-09-01T12:57:00</dc:date>
            </office:change-info>
          </text:insertion>
        </text:changed-region>
        <text:changed-region xml:id="ct31425888" text:id="ct31425888">
          <text:deletion>
            <office:change-info>
              <dc:creator>Stuart Baker</dc:creator>
              <dc:date>2018-09-01T12:57:00</dc:date>
            </office:change-info>
            <text:p text:style-name="Standard"><text:span text:style-name="T3">p</text:span></text:p>
          </text:deletion>
        </text:changed-region>
        <text:changed-region xml:id="ct31425344" text:id="ct31425344">
          <text:insertion>
            <office:change-info>
              <dc:creator>Bob Jacobsen</dc:creator>
              <dc:date>2013-04-06T21:20:00</dc:date>
            </office:change-info>
          </text:insertion>
        </text:changed-region>
        <text:changed-region xml:id="ct29434944" text:id="ct29434944">
          <text:insertion>
            <office:change-info>
              <dc:creator>Stuart Baker</dc:creator>
              <dc:date>2018-09-01T12:57:00</dc:date>
            </office:change-info>
          </text:insertion>
        </text:changed-region>
        <text:changed-region xml:id="ct31423152" text:id="ct31423152">
          <text:insertion>
            <office:change-info>
              <dc:creator>Bob Jacobsen</dc:creator>
              <dc:date>2013-04-06T21:20:00</dc:date>
            </office:change-info>
          </text:insertion>
        </text:changed-region>
        <text:changed-region xml:id="ct31427328" text:id="ct31427328">
          <text:insertion>
            <office:change-info>
              <dc:creator>Stuart Baker</dc:creator>
              <dc:date>2018-09-01T12:57:00</dc:date>
            </office:change-info>
          </text:insertion>
        </text:changed-region>
        <text:changed-region xml:id="ct31427552" text:id="ct31427552">
          <text:deletion>
            <office:change-info>
              <dc:creator>Stuart Baker</dc:creator>
              <dc:date>2018-09-01T12:57:00</dc:date>
            </office:change-info>
            <text:p text:style-name="Standard"><text:span text:style-name="T3">ones</text:span></text:p>
          </text:deletion>
        </text:changed-region>
        <text:changed-region xml:id="ct31426880" text:id="ct31426880">
          <text:insertion>
            <office:change-info>
              <dc:creator>Bob Jacobsen</dc:creator>
              <dc:date>2013-04-06T21:20:00</dc:date>
            </office:change-info>
          </text:insertion>
        </text:changed-region>
        <text:changed-region xml:id="ct31426528" text:id="ct31426528">
          <text:insertion>
            <office:change-info>
              <dc:creator>Bob Jacobsen</dc:creator>
              <dc:date>2013-04-06T21:21:00</dc:date>
            </office:change-info>
          </text:insertion>
        </text:changed-region>
        <text:changed-region xml:id="ct31428720" text:id="ct31428720">
          <text:insertion>
            <office:change-info>
              <dc:creator>Stuart Baker</dc:creator>
              <dc:date>2018-09-01T12:57:00</dc:date>
            </office:change-info>
          </text:insertion>
        </text:changed-region>
        <text:changed-region xml:id="ct31428944" text:id="ct31428944">
          <text:deletion>
            <office:change-info>
              <dc:creator>Stuart Baker</dc:creator>
              <dc:date>2018-09-01T12:57:00</dc:date>
            </office:change-info>
            <text:p text:style-name="Standard"><text:span text:style-name="T3">ones</text:span></text:p>
          </text:deletion>
        </text:changed-region>
        <text:changed-region xml:id="ct31390800" text:id="ct31390800">
          <text:insertion>
            <office:change-info>
              <dc:creator>Bob Jacobsen</dc:creator>
              <dc:date>2013-04-06T21:21:00</dc:date>
            </office:change-info>
          </text:insertion>
        </text:changed-region>
        <text:changed-region xml:id="ct31428416" text:id="ct31428416">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29431216" text:id="ct29431216">
          <text:insertion>
            <office:change-info>
              <dc:creator>Bob Jacobsen</dc:creator>
              <dc:date>2013-04-06T23:30:00</dc:date>
            </office:change-info>
          </text:insertion>
        </text:changed-region>
        <text:changed-region xml:id="ct31427104" text:id="ct31427104">
          <text:insertion>
            <office:change-info>
              <dc:creator>Bob Jacobsen</dc:creator>
              <dc:date>2013-04-06T23:31:00</dc:date>
            </office:change-info>
          </text:insertion>
        </text:changed-region>
        <text:changed-region xml:id="ct31424064" text:id="ct31424064">
          <text:insertion>
            <office:change-info>
              <dc:creator>Bob Jacobsen</dc:creator>
              <dc:date>2013-04-06T23:32:00</dc:date>
            </office:change-info>
          </text:insertion>
        </text:changed-region>
        <text:changed-region xml:id="ct31411808" text:id="ct31411808">
          <text:insertion>
            <office:change-info>
              <dc:creator>Bob Jacobsen</dc:creator>
              <dc:date>2013-04-06T22:19:00</dc:date>
            </office:change-info>
          </text:insertion>
        </text:changed-region>
        <text:changed-region xml:id="ct31423376" text:id="ct31423376">
          <text:insertion>
            <office:change-info>
              <dc:creator>Bob Jacobsen</dc:creator>
              <dc:date>2013-04-06T22:42:00</dc:date>
            </office:change-info>
          </text:insertion>
        </text:changed-region>
        <text:changed-region xml:id="ct31423600" text:id="ct31423600">
          <text:deletion>
            <office:change-info>
              <dc:creator>Stuart Baker</dc:creator>
              <dc:date>2018-09-01T12:57:00</dc:date>
            </office:change-info>
            <text:h text:style-name="Heading_20_3" text:outline-level="3">Set/</text:h>
          </text:deletion>
        </text:changed-region>
        <text:changed-region xml:id="ct30049552" text:id="ct30049552">
          <text:insertion>
            <office:change-info>
              <dc:creator>Bob Jacobsen</dc:creator>
              <dc:date>2013-04-06T22:42:00</dc:date>
            </office:change-info>
          </text:insertion>
        </text:changed-region>
        <text:changed-region xml:id="ct31416336" text:id="ct31416336">
          <text:deletion>
            <office:change-info>
              <dc:creator>Stuart Baker</dc:creator>
              <dc:date>2018-09-01T12:57:00</dc:date>
            </office:change-info>
            <text:h text:style-name="Heading_20_3" text:outline-level="3">Set/</text:h>
          </text:deletion>
        </text:changed-region>
        <text:changed-region xml:id="ct29433312" text:id="ct29433312">
          <text:insertion>
            <office:change-info>
              <dc:creator>Bob Jacobsen</dc:creator>
              <dc:date>2013-04-06T22:42:00</dc:date>
            </office:change-info>
          </text:insertion>
        </text:changed-region>
        <text:changed-region xml:id="ct31430176" text:id="ct31430176">
          <text:deletion>
            <office:change-info>
              <dc:creator>Stuart Baker</dc:creator>
              <dc:date>2018-09-01T12:57:00</dc:date>
            </office:change-info>
            <text:h text:style-name="Heading_20_3" text:outline-level="3">Set/</text:h>
          </text:deletion>
        </text:changed-region>
        <text:changed-region xml:id="ct31430400" text:id="ct31430400">
          <text:insertion>
            <office:change-info>
              <dc:creator>Bob Jacobsen</dc:creator>
              <dc:date>2013-04-06T22:42:00</dc:date>
            </office:change-info>
          </text:insertion>
        </text:changed-region>
        <text:changed-region xml:id="ct31432272" text:id="ct31432272">
          <text:insertion>
            <office:change-info>
              <dc:creator>Bob Jacobsen</dc:creator>
              <dc:date>2013-04-06T22:44:00</dc:date>
            </office:change-info>
          </text:insertion>
        </text:changed-region>
        <text:changed-region xml:id="ct31432496" text:id="ct31432496">
          <text:deletion>
            <office:change-info>
              <dc:creator>Stuart Baker</dc:creator>
              <dc:date>2018-09-01T12:57:00</dc:date>
            </office:change-info>
            <text:p text:style-name="P1"><text:s/><text:span text:style-name="T4">(It's been proposed that the year instead be in some BCD format, which represents 999 years around some epoch)</text:span></text:p>
          </text:deletion>
        </text:changed-region>
        <text:changed-region xml:id="ct31433008" text:id="ct31433008">
          <text:insertion>
            <office:change-info>
              <dc:creator>Bob Jacobsen</dc:creator>
              <dc:date>2013-04-06T22:43:00</dc:date>
            </office:change-info>
          </text:insertion>
        </text:changed-region>
        <text:changed-region xml:id="ct31433232" text:id="ct31433232">
          <text:deletion>
            <office:change-info>
              <dc:creator>Stuart Baker</dc:creator>
              <dc:date>2018-09-01T12:57:00</dc:date>
            </office:change-info>
            <text:h text:style-name="Heading_20_3" text:outline-level="3">Set/</text:h>
          </text:deletion>
        </text:changed-region>
        <text:changed-region xml:id="ct31433744" text:id="ct31433744">
          <text:insertion>
            <office:change-info>
              <dc:creator>Bob Jacobsen</dc:creator>
              <dc:date>2013-04-06T22:43:00</dc:date>
            </office:change-info>
          </text:insertion>
        </text:changed-region>
        <text:changed-region xml:id="ct31435152" text:id="ct31435152">
          <text:deletion>
            <office:change-info>
              <dc:creator>Stuart Baker</dc:creator>
              <dc:date>2018-09-01T12:59:00</dc:date>
            </office:change-info>
            <text:p text:style-name="P2">A rate of zero is valid. The stop/start clock event should be used to stop and start the clock, because that doesn't require resetting, or even knowing, the current rate. </text:p>
          </text:deletion>
        </text:changed-region>
        <text:changed-region xml:id="ct31435376" text:id="ct31435376">
          <text:insertion>
            <office:change-info>
              <dc:creator>Stuart Baker</dc:creator>
              <dc:date>2018-09-01T12:59:00</dc:date>
            </office:change-info>
          </text:insertion>
        </text:changed-region>
        <text:changed-region xml:id="ct30383728" text:id="ct30383728">
          <text:insertion>
            <office:change-info>
              <dc:creator>Bob Jacobsen</dc:creator>
              <dc:date>2013-04-06T22:43:00</dc:date>
            </office:change-info>
          </text:insertion>
        </text:changed-region>
        <text:changed-region xml:id="ct31437760" text:id="ct31437760">
          <text:insertion>
            <office:change-info>
              <dc:creator>Stuart Baker</dc:creator>
              <dc:date>2018-09-01T12:58:00</dc:date>
            </office:change-info>
          </text:insertion>
        </text:changed-region>
        <text:changed-region xml:id="ct31441312" text:id="ct31441312">
          <text:insertion>
            <office:change-info>
              <dc:creator>Bob Jacobsen</dc:creator>
              <dc:date>2013-04-06T22:43:00</dc:date>
            </office:change-info>
          </text:insertion>
        </text:changed-region>
        <text:changed-region xml:id="ct31440192" text:id="ct31440192">
          <text:deletion>
            <office:change-info>
              <dc:creator>Stuart Baker</dc:creator>
              <dc:date>2018-09-01T12:59:00</dc:date>
            </office:change-info>
            <text:h text:style-name="P3" text:outline-level="3">Clock</text:h>
          </text:deletion>
        </text:changed-region>
        <text:changed-region xml:id="ct31443024" text:id="ct31443024">
          <text:insertion>
            <office:change-info>
              <dc:creator>Stuart Baker</dc:creator>
              <dc:date>2018-09-01T12:59:00</dc:date>
            </office:change-info>
          </text:insertion>
        </text:changed-region>
        <text:changed-region xml:id="ct31435920" text:id="ct31435920">
          <text:insertion>
            <office:change-info>
              <dc:creator>Bob Jacobsen</dc:creator>
              <dc:date>2013-04-06T22:43:00</dc:date>
            </office:change-info>
          </text:insertion>
        </text:changed-region>
        <text:changed-region xml:id="ct31444016" text:id="ct31444016">
          <text:insertion>
            <office:change-info>
              <dc:creator>Stuart Baker</dc:creator>
              <dc:date>2018-09-01T13:00:00</dc:date>
            </office:change-info>
          </text:insertion>
        </text:changed-region>
        <text:changed-region xml:id="ct31445296" text:id="ct31445296">
          <text:insertion>
            <office:change-info>
              <dc:creator>Bob Jacobsen</dc:creator>
              <dc:date>2013-04-06T21:22:00</dc:date>
            </office:change-info>
          </text:insertion>
        </text:changed-region>
        <text:changed-region xml:id="ct31427776" text:id="ct31427776">
          <text:insertion>
            <office:change-info>
              <dc:creator>Bob Jacobsen</dc:creator>
              <dc:date>2013-04-06T22:45:00</dc:date>
            </office:change-info>
          </text:insertion>
        </text:changed-region>
        <text:changed-region xml:id="ct31144160" text:id="ct31144160">
          <text:insertion>
            <office:change-info>
              <dc:creator>Bob Jacobsen</dc:creator>
              <dc:date>2013-04-06T22:46:00</dc:date>
            </office:change-info>
          </text:insertion>
        </text:changed-region>
        <text:changed-region xml:id="ct31144464" text:id="ct31144464">
          <text:insertion>
            <office:change-info>
              <dc:creator>Bob Jacobsen</dc:creator>
              <dc:date>2013-04-06T22:47:00</dc:date>
            </office:change-info>
          </text:insertion>
        </text:changed-region>
        <text:changed-region xml:id="ct31449360" text:id="ct31449360">
          <text:deletion>
            <office:change-info>
              <dc:creator>Stuart Baker</dc:creator>
              <dc:date>2018-09-01T13:01:00</dc:date>
            </office:change-info>
            <text:h text:style-name="Heading_20_2" text:outline-level="2"><text:span text:style-name="T5">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span></text:h>
            <text:p text:style-name="P4">Nodes that want the date, e.g. to initialize a display, can ask for the Set/ReportDate event status from the clock-producer node using IdentifyEvents.</text:p>
            <text:p text:style-name="P4"><text:s/>A simple implementation can just produce them always.The Set/Report Rate interaction is written in a way that makes options available for e.g. low-bandwidth clocks, see below.<text:span text:style-name="T6">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5">Status events are not produced while the clock is not running so that it's possible to stop all traffic on the network.</text:p>
            <text:h text:style-name="P6" text:outline-level="2"><text:span text:style-name="T5"/></text:h>
          </text:deletion>
        </text:changed-region>
        <text:changed-region xml:id="ct31448080" text:id="ct31448080">
          <text:deletion>
            <office:change-info>
              <dc:creator>Stuart Baker</dc:creator>
              <dc:date>2018-09-01T13:17:00</dc:date>
            </office:change-info>
            <text:h text:style-name="P6" text:outline-level="2"><text:span text:style-name="T5"/></text:h>
            <text:p text:style-name="Standard"><text:span text:style-name="T5"/></text:p>
          </text:deletion>
        </text:changed-region>
        <text:changed-region xml:id="ct29383280" text:id="ct29383280">
          <text:insertion>
            <office:change-info>
              <dc:creator>Bob Jacobsen</dc:creator>
              <dc:date>2013-04-06T22:55:00</dc:date>
            </office:change-info>
          </text:insertion>
        </text:changed-region>
        <text:changed-region xml:id="ct31450704" text:id="ct31450704">
          <text:insertion>
            <office:change-info>
              <dc:creator>Bob Jacobsen</dc:creator>
              <dc:date>2013-04-06T22:57:00</dc:date>
            </office:change-info>
          </text:insertion>
        </text:changed-region>
        <text:changed-region xml:id="ct31451216" text:id="ct31451216">
          <text:insertion>
            <office:change-info>
              <dc:creator>Bob Jacobsen</dc:creator>
              <dc:date>2013-04-07T10:29:00</dc:date>
            </office:change-info>
          </text:insertion>
        </text:changed-region>
        <text:changed-region xml:id="ct31450928" text:id="ct31450928">
          <text:insertion>
            <office:change-info>
              <dc:creator>Stuart Baker</dc:creator>
              <dc:date>2018-09-01T13:02:00</dc:date>
            </office:change-info>
          </text:insertion>
        </text:changed-region>
        <text:changed-region xml:id="ct31451728" text:id="ct31451728">
          <text:deletion>
            <office:change-info>
              <dc:creator>Stuart Baker</dc:creator>
              <dc:date>2018-09-01T13:02:00</dc:date>
            </office:change-info>
            <text:p text:style-name="Standard"><text:span text:style-name="T3">r</text:span></text:p>
          </text:deletion>
        </text:changed-region>
        <text:changed-region xml:id="ct31451440" text:id="ct31451440">
          <text:insertion>
            <office:change-info>
              <dc:creator>Bob Jacobsen</dc:creator>
              <dc:date>2013-04-07T10:29:00</dc:date>
            </office:change-info>
          </text:insertion>
        </text:changed-region>
        <text:changed-region xml:id="ct31451952" text:id="ct31451952">
          <text:deletion>
            <office:change-info>
              <dc:creator>Stuart Baker</dc:creator>
              <dc:date>2018-09-01T13:02:00</dc:date>
            </office:change-info>
            <text:p text:style-name="Standard">part</text:p>
          </text:deletion>
        </text:changed-region>
        <text:changed-region xml:id="ct31452176" text:id="ct31452176">
          <text:insertion>
            <office:change-info>
              <dc:creator>Stuart Baker</dc:creator>
              <dc:date>2018-09-01T13:02:00</dc:date>
            </office:change-info>
          </text:insertion>
        </text:changed-region>
        <text:changed-region xml:id="ct31452400" text:id="ct31452400">
          <text:insertion>
            <office:change-info>
              <dc:creator>Bob Jacobsen</dc:creator>
              <dc:date>2013-04-07T10:29:00</dc:date>
            </office:change-info>
          </text:insertion>
        </text:changed-region>
        <text:changed-region xml:id="ct31452624" text:id="ct31452624">
          <text:deletion>
            <office:change-info>
              <dc:creator>Stuart Baker</dc:creator>
              <dc:date>2018-09-01T13:02:00</dc:date>
            </office:change-info>
            <text:p text:style-name="Standard"><text:s text:c="2"/></text:p>
          </text:deletion>
        </text:changed-region>
        <text:changed-region xml:id="ct31453136" text:id="ct31453136">
          <text:insertion>
            <office:change-info>
              <dc:creator>Bob Jacobsen</dc:creator>
              <dc:date>2013-04-07T10:29:00</dc:date>
            </office:change-info>
          </text:insertion>
        </text:changed-region>
        <text:changed-region xml:id="ct29923952" text:id="ct29923952">
          <text:deletion>
            <office:change-info>
              <dc:creator>Stuart Baker</dc:creator>
              <dc:date>2018-09-01T13:04:00</dc:date>
            </office:change-info>
            <text:p text:style-name="P7"><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29900816" text:id="ct29900816">
          <text:insertion>
            <office:change-info>
              <dc:creator>Bob Jacobsen</dc:creator>
              <dc:date>2013-04-07T10:29:00</dc:date>
            </office:change-info>
          </text:insertion>
        </text:changed-region>
        <text:changed-region xml:id="ct31453936" text:id="ct31453936">
          <text:insertion>
            <office:change-info>
              <dc:creator>Stuart Baker</dc:creator>
              <dc:date>2018-09-01T13:04:00</dc:date>
            </office:change-info>
          </text:insertion>
        </text:changed-region>
        <text:changed-region xml:id="ct31458592" text:id="ct31458592">
          <text:insertion>
            <office:change-info>
              <dc:creator>Bob Jacobsen</dc:creator>
              <dc:date>2013-04-07T10:29:00</dc:date>
            </office:change-info>
          </text:insertion>
        </text:changed-region>
        <text:changed-region xml:id="ct29072160" text:id="ct29072160">
          <text:deletion>
            <office:change-info>
              <dc:creator>Stuart Baker</dc:creator>
              <dc:date>2018-09-01T13:04:00</dc:date>
            </office:change-info>
            <text:p text:style-name="Standard"><text:s text:c="2"/></text:p>
          </text:deletion>
        </text:changed-region>
        <text:changed-region xml:id="ct29075584" text:id="ct29075584">
          <text:insertion>
            <office:change-info>
              <dc:creator>Bob Jacobsen</dc:creator>
              <dc:date>2013-04-07T10:29:00</dc:date>
            </office:change-info>
          </text:insertion>
        </text:changed-region>
        <text:changed-region xml:id="ct29076480" text:id="ct29076480">
          <text:deletion>
            <office:change-info>
              <dc:creator>Stuart Baker</dc:creator>
              <dc:date>2018-09-01T13:05:00</dc:date>
            </office:change-info>
            <text:p text:style-name="Standard"><text:span text:style-name="T7"/></text:p>
            <text:p text:style-name="Text_20_body">The complete time, year-date-time, is sent in several events. <text:s/>The Standard does not specify what order these are sent in at midnight or the start of January 1<text:span text:style-name="T8">st</text:span>, only that the updates be sent. Nodes that are using year and date information to do computations should use their own internal state(s) to track the transition from one day to the next.<text:span text:style-name="T7">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29075808" text:id="ct29075808">
          <text:deletion>
            <office:change-info>
              <dc:creator>Stuart Baker</dc:creator>
              <dc:date>2018-09-01T13:17:00</dc:date>
            </office:change-info>
            <text:p text:style-name="Text_20_body"><text:span text:style-name="T7"/></text:p>
            <text:p text:style-name="Text_20_body"><text:span text:style-name="T7"/></text:p>
          </text:deletion>
        </text:changed-region>
        <text:changed-region xml:id="ct29077184" text:id="ct29077184">
          <text:insertion>
            <office:change-info>
              <dc:creator>Bob Jacobsen</dc:creator>
              <dc:date>2013-04-06T22:58:00</dc:date>
            </office:change-info>
          </text:insertion>
        </text:changed-region>
        <text:changed-region xml:id="ct29078064" text:id="ct29078064">
          <text:insertion>
            <office:change-info>
              <dc:creator>Bob Jacobsen</dc:creator>
              <dc:date>2013-04-06T22:59:00</dc:date>
            </office:change-info>
          </text:insertion>
        </text:changed-region>
        <text:changed-region xml:id="ct29078736" text:id="ct29078736">
          <text:insertion>
            <office:change-info>
              <dc:creator>Bob Jacobsen</dc:creator>
              <dc:date>2013-04-06T23:00:00</dc:date>
            </office:change-info>
          </text:insertion>
        </text:changed-region>
        <text:changed-region xml:id="ct29080864" text:id="ct29080864">
          <text:insertion>
            <office:change-info>
              <dc:creator>Stuart Baker</dc:creator>
              <dc:date>2018-09-01T13:06:00</dc:date>
            </office:change-info>
          </text:insertion>
        </text:changed-region>
        <text:changed-region xml:id="ct29072384" text:id="ct29072384">
          <text:insertion>
            <office:change-info>
              <dc:creator>Bob Jacobsen</dc:creator>
              <dc:date>2013-04-07T10:30:00</dc:date>
            </office:change-info>
          </text:insertion>
        </text:changed-region>
        <text:changed-region xml:id="ct31461984" text:id="ct31461984">
          <text:deletion>
            <office:change-info>
              <dc:creator>Bob Jacobsen</dc:creator>
              <dc:date>2013-04-07T10:30:00</dc:date>
            </office:change-info>
            <text:p text:style-name="P8">d</text:p>
          </text:deletion>
        </text:changed-region>
        <text:changed-region xml:id="ct29077616" text:id="ct29077616">
          <text:insertion>
            <office:change-info>
              <dc:creator>Bob Jacobsen</dc:creator>
              <dc:date>2013-04-07T10:30:00</dc:date>
            </office:change-info>
          </text:insertion>
        </text:changed-region>
        <text:changed-region xml:id="ct29077840" text:id="ct29077840">
          <text:deletion>
            <office:change-info>
              <dc:creator>Bob Jacobsen</dc:creator>
              <dc:date>2013-04-07T10:30:00</dc:date>
            </office:change-info>
            <text:p text:style-name="P8"><text:s/>to set their time</text:p>
          </text:deletion>
        </text:changed-region>
        <text:changed-region xml:id="ct29079488" text:id="ct29079488">
          <text:insertion>
            <office:change-info>
              <dc:creator>Bob Jacobsen</dc:creator>
              <dc:date>2013-04-07T10:30:00</dc:date>
            </office:change-info>
          </text:insertion>
        </text:changed-region>
        <text:changed-region xml:id="ct29079712" text:id="ct29079712">
          <text:deletion>
            <office:change-info>
              <dc:creator>Bob Jacobsen</dc:creator>
              <dc:date>2013-04-07T10:38:00</dc:date>
            </office:change-info>
            <text:p text:style-name="P8">s</text:p>
          </text:deletion>
        </text:changed-region>
        <text:changed-region xml:id="ct29295792" text:id="ct29295792">
          <text:insertion>
            <office:change-info>
              <dc:creator>Bob Jacobsen</dc:creator>
              <dc:date>2013-04-07T10:38:00</dc:date>
            </office:change-info>
          </text:insertion>
        </text:changed-region>
        <text:changed-region xml:id="ct31482528" text:id="ct31482528">
          <text:insertion>
            <office:change-info>
              <dc:creator>Stuart Baker</dc:creator>
              <dc:date>2018-09-01T13:07:00</dc:date>
            </office:change-info>
          </text:insertion>
        </text:changed-region>
        <text:changed-region xml:id="ct28930992" text:id="ct28930992">
          <text:deletion>
            <office:change-info>
              <dc:creator>Stuart Baker</dc:creator>
              <dc:date>2018-09-01T13:07:00</dc:date>
            </office:change-info>
            <text:p text:style-name="P9">Clock events from clock generators with other Specific Upper Part values must be identified by another means, see “Further Work” section below.s, along with IdentifyProducedEvent messages for all other producers on the node.</text:p>
            <text:p text:style-name="P9">Clock events from the four well-known clocks can be identified <text:span text:style-name="T2">by the</text:span> well-known six-byte Specific Upper Part of the event ID. </text:p>
          </text:deletion>
        </text:changed-region>
        <text:changed-region xml:id="ct28930544" text:id="ct28930544">
          <text:deletion>
            <office:change-info>
              <dc:creator>Bob Jacobsen</dc:creator>
              <dc:date>2013-04-06T23:27:00</dc:date>
            </office:change-info>
            <text:p text:style-name="P9">s.</text:p>
          </text:deletion>
        </text:changed-region>
        <text:changed-region xml:id="ct28930320" text:id="ct28930320">
          <text:deletion>
            <office:change-info>
              <dc:creator>Stuart Baker</dc:creator>
              <dc:date>2018-09-01T13:07:00</dc:date>
            </office:change-info>
            <text:p text:style-name="P9">To find the current clock:</text:p>
            <text:list xml:id="list1181808495939570282" text:style-name="L1">
              <text:list-item>
                <text:p text:style-name="P10">Send a global IdentifyProducers for well-known event ID “Delivers Clock Protocol”</text:p>
              </text:list-item>
              <text:list-item>
                <text:p text:style-name="P10">If there's no reply, no clock exists. If there is a reply, extract the source node ID (alias) of the clock producer node and send an IdentifyEvents. <text:s/></text:p>
              </text:list-item>
            </text:list>
            <text:p text:style-name="P9">The reply will contain IdentifyProducedEvent messages that show the current clock producer state via their active/valid statu</text:p>
            <text:p text:style-name="P11"><draw:frame draw:style-name="fr1" draw:name="graphics2" text:anchor-type="paragraph" svg:width="4.6874in" svg:height="4.4453in" draw:z-index="11"><draw:image xlink:href="../mscgen/FindClockWithNodeIdGetTime.png" xlink:type="simple" xlink:show="embed" xlink:actuate="onLoad"/></draw:frame></text:p>
            <text:p text:style-name="P9"><text:s/>devices rapidly establish information about a clock, even if they don't know it exists. </text:p>
          </text:deletion>
        </text:changed-region>
        <text:changed-region xml:id="ct28929648" text:id="ct28929648">
          <text:deletion>
            <office:change-info>
              <dc:creator>Bob Jacobsen</dc:creator>
              <dc:date>2013-04-07T10:04:00</dc:date>
            </office:change-info>
            <text:p text:style-name="P9">s</text:p>
          </text:deletion>
        </text:changed-region>
        <text:changed-region xml:id="ct28929424" text:id="ct28929424">
          <text:deletion>
            <office:change-info>
              <dc:creator>Stuart Baker</dc:creator>
              <dc:date>2018-09-01T13:07:00</dc:date>
            </office:change-info>
            <text:p text:style-name="P9"><text:s/>letevent transfer protocol combines with these event definition toThe </text:p>
          </text:deletion>
        </text:changed-region>
        <text:changed-region xml:id="ct31481152" text:id="ct31481152">
          <text:deletion>
            <office:change-info>
              <dc:creator>Bob Jacobsen</dc:creator>
              <dc:date>2013-04-07T10:03:00</dc:date>
            </office:change-info>
            <text:p text:style-name="P9">This</text:p>
          </text:deletion>
        </text:changed-region>
        <text:changed-region xml:id="ct31478384" text:id="ct31478384">
          <text:deletion>
            <office:change-info>
              <dc:creator>Stuart Baker</dc:creator>
              <dc:date>2018-09-01T13:07:00</dc:date>
            </office:change-info>
            <text:p text:style-name="P9">Event Identification and Reporting</text:p>
            <text:p text:style-name="P9"><text:span text:style-name="T9"/></text:p>
          </text:deletion>
        </text:changed-region>
        <text:changed-region xml:id="ct28932944" text:id="ct28932944">
          <text:deletion>
            <office:change-info>
              <dc:creator>Bob Jacobsen</dc:creator>
              <dc:date>2013-04-06T23:29:00</dc:date>
            </office:change-info>
            <text:p text:style-name="P12">Perhaps it should be added to the PIP mechanism to make it unambiguous that the node manufacturer intends this to be supported, trigger automated tests, etc.</text:p>
          </text:deletion>
        </text:changed-region>
        <text:changed-region xml:id="ct28932720" text:id="ct28932720">
          <text:deletion>
            <office:change-info>
              <dc:creator>Stuart Baker</dc:creator>
              <dc:date>2018-09-01T13:08:00</dc:date>
            </office:change-info>
            <text:p text:style-name="P12">, because it's totally self-identifying. <text:s/>There's no formal, functional need to check for it. <text:s/>IdentifyProducers can find the clock producer node(s) on the layout. otocol Identification messagethe Pr</text:p>
          </text:deletion>
        </text:changed-region>
        <text:changed-region xml:id="ct28932048" text:id="ct28932048">
          <text:deletion>
            <office:change-info>
              <dc:creator>Bob Jacobsen</dc:creator>
              <dc:date>2013-04-06T23:28:00</dc:date>
            </office:change-info>
            <text:p text:style-name="P12">PIP</text:p>
          </text:deletion>
        </text:changed-region>
        <text:changed-region xml:id="ct31422448" text:id="ct31422448">
          <text:deletion>
            <office:change-info>
              <dc:creator>Stuart Baker</dc:creator>
              <dc:date>2018-09-01T13:08:00</dc:date>
            </office:change-info>
            <text:p text:style-name="P12">This protocol doesn't appear in </text:p>
          </text:deletion>
        </text:changed-region>
        <text:changed-region xml:id="ct28928944" text:id="ct28928944">
          <text:deletion>
            <office:change-info>
              <dc:creator>Bob Jacobsen</dc:creator>
              <dc:date>2013-04-06T23:28:00</dc:date>
            </office:change-info>
            <text:p text:style-name="P12">This section will go directly into the Technical Note.</text:p>
            <text:p text:style-name="P12"/>
          </text:deletion>
        </text:changed-region>
        <text:changed-region xml:id="ct28933168" text:id="ct28933168">
          <text:insertion>
            <office:change-info>
              <dc:creator>Stuart Baker</dc:creator>
              <dc:date>2018-09-01T13:08:00</dc:date>
            </office:change-info>
          </text:insertion>
        </text:changed-region>
        <text:changed-region xml:id="ct28931792" text:id="ct28931792">
          <text:insertion>
            <office:change-info>
              <dc:creator>Bob Jacobsen</dc:creator>
              <dc:date>2013-04-07T10:33:00</dc:date>
            </office:change-info>
          </text:insertion>
        </text:changed-region>
        <text:changed-region xml:id="ct28934224" text:id="ct28934224">
          <text:insertion>
            <office:change-info>
              <dc:creator>Bob Jacobsen</dc:creator>
              <dc:date>2013-04-07T10:33:00</dc:date>
            </office:change-info>
          </text:insertion>
        </text:changed-region>
        <text:changed-region xml:id="ct28934448" text:id="ct28934448">
          <text:insertion>
            <office:change-info>
              <dc:creator>Bob Jacobsen</dc:creator>
              <dc:date>2013-04-07T10:34:00</dc:date>
            </office:change-info>
          </text:insertion>
        </text:changed-region>
        <text:changed-region xml:id="ct31446208" text:id="ct31446208">
          <text:deletion>
            <office:change-info>
              <dc:creator>Bob Jacobsen</dc:creator>
              <dc:date>2013-04-06T23:36:00</dc:date>
            </office:change-info>
            <text:p text:style-name="Standard">Node IDs</text:p>
          </text:deletion>
        </text:changed-region>
        <text:changed-region xml:id="ct28936064" text:id="ct28936064">
          <text:insertion>
            <office:change-info>
              <dc:creator>Bob Jacobsen</dc:creator>
              <dc:date>2013-04-06T23:36:00</dc:date>
            </office:change-info>
          </text:insertion>
        </text:changed-region>
        <text:changed-region xml:id="ct28935824" text:id="ct28935824">
          <text:insertion>
            <office:change-info>
              <dc:creator>Bob Jacobsen</dc:creator>
              <dc:date>2013-04-06T21:58:00</dc:date>
            </office:change-info>
          </text:insertion>
        </text:changed-region>
        <text:changed-region xml:id="ct28933968" text:id="ct28933968">
          <text:deletion>
            <office:change-info>
              <dc:creator>Bob Jacobsen</dc:creator>
              <dc:date>2013-04-06T21:57:00</dc:date>
            </office:change-info>
            <text:p text:style-name="Standard"><text:s/></text:p>
          </text:deletion>
        </text:changed-region>
        <text:changed-region xml:id="ct28936544" text:id="ct28936544">
          <text:insertion>
            <office:change-info>
              <dc:creator>Bob Jacobsen</dc:creator>
              <dc:date>2013-04-06T21:57:00</dc:date>
            </office:change-info>
          </text:insertion>
        </text:changed-region>
        <text:changed-region xml:id="ct28936768" text:id="ct28936768">
          <text:insertion>
            <office:change-info>
              <dc:creator>Bob Jacobsen</dc:creator>
              <dc:date>2013-04-06T21:58:00</dc:date>
            </office:change-info>
          </text:insertion>
        </text:changed-region>
        <text:changed-region xml:id="ct31503536" text:id="ct31503536">
          <text:insertion>
            <office:change-info>
              <dc:creator>Stuart Baker</dc:creator>
              <dc:date>2018-09-01T13:08:00</dc:date>
            </office:change-info>
          </text:insertion>
        </text:changed-region>
        <text:changed-region xml:id="ct31520560" text:id="ct31520560">
          <text:insertion>
            <office:change-info>
              <dc:creator>Stuart Baker</dc:creator>
              <dc:date>2018-09-01T13:09:00</dc:date>
            </office:change-info>
          </text:insertion>
        </text:changed-region>
        <text:changed-region xml:id="ct31521968" text:id="ct31521968">
          <text:deletion>
            <office:change-info>
              <dc:creator>Stuart Baker</dc:creator>
              <dc:date>2018-09-01T13:09:00</dc:date>
            </office:change-info>
            <text:p text:style-name="P13">Better (more powerful) UIs can<text:span text:style-name="T10"> then use the same underlying teach/learn implementation.</text:span></text:p>
          </text:deletion>
        </text:changed-region>
        <text:changed-region xml:id="ct31521744" text:id="ct31521744">
          <text:deletion>
            <office:change-info>
              <dc:creator>Stuart Baker</dc:creator>
              <dc:date>2018-09-01T13:16:00</dc:date>
            </office:change-info>
            <text:p text:style-name="P13"><text:span text:style-name="T10"/></text:p>
            <text:p text:style-name="P13"><text:span text:style-name="T10"/></text:p>
          </text:deletion>
        </text:changed-region>
        <text:changed-region xml:id="ct31523392" text:id="ct31523392">
          <text:deletion>
            <office:change-info>
              <dc:creator>Stuart Baker</dc:creator>
              <dc:date>2018-09-01T13:09:00</dc:date>
            </office:change-info>
            <text:p text:style-name="P14"><text:span text:style-name="T11">From the Arduino docs:</text:span></text:p>
            <text:p text:style-name="P15">The User Interface (UI) uses the Blue / Gold buttons:</text:p>
            <text:p text:style-name="P16">A (Blue/Gold)+ sequence Sets or Nominates the Time, Rate or Alarms to learn a Teach-event. </text:p>
            <text:p text:style-name="P17">Gold(Blue/Gold)+ sequence sends a Teach-event which includes the event associated with the current-Time, the Rate-, or any of the Alarms.</text:p>
          </text:deletion>
        </text:changed-region>
        <text:changed-region xml:id="ct31523088" text:id="ct31523088">
          <text:deletion>
            <office:change-info>
              <dc:creator>Stuart Baker</dc:creator>
              <dc:date>2018-09-01T13:16:00</dc:date>
            </office:change-info>
            <text:p text:style-name="P17"/>
            <text:p text:style-name="P17"/>
          </text:deletion>
        </text:changed-region>
        <text:changed-region xml:id="ct31525552" text:id="ct31525552">
          <text:insertion>
            <office:change-info>
              <dc:creator>Stuart Baker</dc:creator>
              <dc:date>2018-09-01T13:09:00</dc:date>
            </office:change-info>
          </text:insertion>
        </text:changed-region>
        <text:changed-region xml:id="ct31519856" text:id="ct31519856">
          <text:insertion>
            <office:change-info>
              <dc:creator>Bob Jacobsen</dc:creator>
              <dc:date>2013-04-07T10:34:00</dc:date>
            </office:change-info>
          </text:insertion>
        </text:changed-region>
        <text:changed-region xml:id="ct31528768" text:id="ct31528768">
          <text:insertion>
            <office:change-info>
              <dc:creator>Bob Jacobsen</dc:creator>
              <dc:date>2013-04-07T10:34:00</dc:date>
            </office:change-info>
          </text:insertion>
        </text:changed-region>
        <text:changed-region xml:id="ct31529584" text:id="ct31529584">
          <text:deletion>
            <office:change-info>
              <dc:creator>Bob Jacobsen</dc:creator>
              <dc:date>2013-04-07T10:34:00</dc:date>
            </office:change-info>
            <text:p text:style-name="Standard">that</text:p>
          </text:deletion>
        </text:changed-region>
        <text:changed-region xml:id="ct31528992" text:id="ct31528992">
          <text:insertion>
            <office:change-info>
              <dc:creator>Bob Jacobsen</dc:creator>
              <dc:date>2013-04-07T10:34:00</dc:date>
            </office:change-info>
          </text:insertion>
        </text:changed-region>
        <text:changed-region xml:id="ct31529216" text:id="ct31529216">
          <text:insertion>
            <office:change-info>
              <dc:creator>Bob Jacobsen</dc:creator>
              <dc:date>2013-04-07T10:34:00</dc:date>
            </office:change-info>
          </text:insertion>
        </text:changed-region>
        <text:changed-region xml:id="ct29148352" text:id="ct29148352">
          <text:insertion>
            <office:change-info>
              <dc:creator>Bob Jacobsen</dc:creator>
              <dc:date>2013-04-07T10:35:00</dc:date>
            </office:change-info>
          </text:insertion>
        </text:changed-region>
        <text:changed-region xml:id="ct31529808" text:id="ct31529808">
          <text:deletion>
            <office:change-info>
              <dc:creator>Bob Jacobsen</dc:creator>
              <dc:date>2013-04-07T10:35:00</dc:date>
            </office:change-info>
            <text:p text:style-name="Standard">produced</text:p>
          </text:deletion>
        </text:changed-region>
        <text:changed-region xml:id="ct29150240" text:id="ct29150240">
          <text:insertion>
            <office:change-info>
              <dc:creator>Bob Jacobsen</dc:creator>
              <dc:date>2013-04-07T10:35:00</dc:date>
            </office:change-info>
          </text:insertion>
        </text:changed-region>
        <text:changed-region xml:id="ct31530976" text:id="ct31530976">
          <text:deletion>
            <office:change-info>
              <dc:creator>Stuart Baker</dc:creator>
              <dc:date>2018-09-01T13:10:00</dc:date>
            </office:change-info>
            <text:p text:style-name="Standard"><text:span text:style-name="T2">generate and </text:span></text:p>
          </text:deletion>
        </text:changed-region>
        <text:changed-region xml:id="ct29152784" text:id="ct29152784">
          <text:insertion>
            <office:change-info>
              <dc:creator>Stuart Baker</dc:creator>
              <dc:date>2018-09-01T13:10:00</dc:date>
            </office:change-info>
          </text:insertion>
        </text:changed-region>
        <text:changed-region xml:id="ct29505632" text:id="ct29505632">
          <text:insertion>
            <office:change-info>
              <dc:creator>Bob Jacobsen</dc:creator>
              <dc:date>2013-04-07T10:35:00</dc:date>
            </office:change-info>
          </text:insertion>
        </text:changed-region>
        <text:changed-region xml:id="ct29153344" text:id="ct29153344">
          <text:insertion>
            <office:change-info>
              <dc:creator>Bob Jacobsen</dc:creator>
              <dc:date>2013-04-07T10:36:00</dc:date>
            </office:change-info>
          </text:insertion>
        </text:changed-region>
        <text:changed-region xml:id="ct31534240" text:id="ct31534240">
          <text:insertion>
            <office:change-info>
              <dc:creator>Stuart Baker</dc:creator>
              <dc:date>2018-09-01T13:10:00</dc:date>
            </office:change-info>
          </text:insertion>
        </text:changed-region>
        <text:changed-region xml:id="ct31525296" text:id="ct31525296">
          <text:insertion>
            <office:change-info>
              <dc:creator>Bob Jacobsen</dc:creator>
              <dc:date>2013-04-07T10:36:00</dc:date>
            </office:change-info>
          </text:insertion>
        </text:changed-region>
        <text:changed-region xml:id="ct31534464" text:id="ct31534464">
          <text:insertion>
            <office:change-info>
              <dc:creator>Stuart Baker</dc:creator>
              <dc:date>2018-09-01T13:10:00</dc:date>
            </office:change-info>
          </text:insertion>
        </text:changed-region>
        <text:changed-region xml:id="ct29157328" text:id="ct29157328">
          <text:insertion>
            <office:change-info>
              <dc:creator>Bob Jacobsen</dc:creator>
              <dc:date>2013-04-07T10:36:00</dc:date>
            </office:change-info>
          </text:insertion>
        </text:changed-region>
        <text:changed-region xml:id="ct29157696" text:id="ct29157696">
          <text:deletion>
            <office:change-info>
              <dc:creator>Stuart Baker</dc:creator>
              <dc:date>2018-09-01T13:10:00</dc:date>
            </office:change-info>
            <text:p text:style-name="P18">Set/</text:p>
          </text:deletion>
        </text:changed-region>
        <text:changed-region xml:id="ct31535024" text:id="ct31535024">
          <text:insertion>
            <office:change-info>
              <dc:creator>Stuart Baker</dc:creator>
              <dc:date>2018-09-01T13:10:00</dc:date>
            </office:change-info>
          </text:insertion>
        </text:changed-region>
        <text:changed-region xml:id="ct31535344" text:id="ct31535344">
          <text:deletion>
            <office:change-info>
              <dc:creator>Stuart Baker</dc:creator>
              <dc:date>2018-09-01T13:10:00</dc:date>
            </office:change-info>
            <text:p text:style-name="P18"><text:span text:style-name="T12">e</text:span></text:p>
          </text:deletion>
        </text:changed-region>
        <text:changed-region xml:id="ct31534688" text:id="ct31534688">
          <text:deletion>
            <office:change-info>
              <dc:creator>Stuart Baker</dc:creator>
              <dc:date>2018-09-01T13:10:00</dc:date>
            </office:change-info>
            <text:p text:style-name="P18"><text:s/>ID</text:p>
          </text:deletion>
        </text:changed-region>
        <text:changed-region xml:id="ct31546624" text:id="ct31546624">
          <text:insertion>
            <office:change-info>
              <dc:creator>Stuart Baker</dc:creator>
              <dc:date>2018-09-01T13:11:00</dc:date>
            </office:change-info>
          </text:insertion>
        </text:changed-region>
        <text:changed-region xml:id="ct31546848" text:id="ct31546848">
          <text:insertion>
            <office:change-info>
              <dc:creator>Stuart Baker</dc:creator>
              <dc:date>2018-09-01T13:11:00</dc:date>
            </office:change-info>
          </text:insertion>
        </text:changed-region>
        <text:changed-region xml:id="ct31548032" text:id="ct31548032">
          <text:insertion>
            <office:change-info>
              <dc:creator>Stuart Baker</dc:creator>
              <dc:date>2018-09-01T13:11:00</dc:date>
            </office:change-info>
          </text:insertion>
        </text:changed-region>
        <text:changed-region xml:id="ct31548432" text:id="ct31548432">
          <text:insertion>
            <office:change-info>
              <dc:creator>Bob Jacobsen</dc:creator>
              <dc:date>2013-04-06T23:39:00</dc:date>
            </office:change-info>
          </text:insertion>
        </text:changed-region>
        <text:changed-region xml:id="ct31548896" text:id="ct31548896">
          <text:deletion>
            <office:change-info>
              <dc:creator>Stuart Baker</dc:creator>
              <dc:date>2018-09-01T13:13:00</dc:date>
            </office:change-info>
            <text:p text:style-name="Standard">in </text:p>
          </text:deletion>
        </text:changed-region>
        <text:changed-region xml:id="ct31549712" text:id="ct31549712">
          <text:insertion>
            <office:change-info>
              <dc:creator>Stuart Baker</dc:creator>
              <dc:date>2018-09-01T13:13:00</dc:date>
            </office:change-info>
          </text:insertion>
        </text:changed-region>
        <text:changed-region xml:id="ct31549280" text:id="ct31549280">
          <text:deletion>
            <office:change-info>
              <dc:creator>Bob Jacobsen</dc:creator>
              <dc:date>2013-04-06T23:40:00</dc:date>
            </office:change-info>
            <text:p text:style-name="Standard">some other </text:p>
          </text:deletion>
        </text:changed-region>
        <text:changed-region xml:id="ct29320864" text:id="ct29320864">
          <text:insertion>
            <office:change-info>
              <dc:creator>Bob Jacobsen</dc:creator>
              <dc:date>2013-04-06T23:40:00</dc:date>
            </office:change-info>
          </text:insertion>
        </text:changed-region>
        <text:changed-region xml:id="ct31551552" text:id="ct31551552">
          <text:insertion>
            <office:change-info>
              <dc:creator>Stuart Baker</dc:creator>
              <dc:date>2018-09-01T13:13:00</dc:date>
            </office:change-info>
          </text:insertion>
        </text:changed-region>
        <text:changed-region xml:id="ct29321168" text:id="ct29321168">
          <text:deletion>
            <office:change-info>
              <dc:creator>Stuart Baker</dc:creator>
              <dc:date>2018-09-01T13:13:00</dc:date>
            </office:change-info>
            <text:p text:style-name="Standard">top-end bytes</text:p>
          </text:deletion>
        </text:changed-region>
        <text:changed-region xml:id="ct31553584" text:id="ct31553584">
          <text:insertion>
            <office:change-info>
              <dc:creator>Stuart Baker</dc:creator>
              <dc:date>2018-09-01T13:14:00</dc:date>
            </office:change-info>
          </text:insertion>
        </text:changed-region>
        <text:changed-region xml:id="ct31554064" text:id="ct31554064">
          <text:deletion>
            <office:change-info>
              <dc:creator>Stuart Baker</dc:creator>
              <dc:date>2018-09-01T13:14:00</dc:date>
            </office:change-info>
            <text:p text:style-name="Standard">top-end bytes</text:p>
          </text:deletion>
        </text:changed-region>
        <text:changed-region xml:id="ct31554800" text:id="ct31554800">
          <text:insertion>
            <office:change-info>
              <dc:creator>Stuart Baker</dc:creator>
              <dc:date>2018-09-01T13:14:00</dc:date>
            </office:change-info>
          </text:insertion>
        </text:changed-region>
        <text:changed-region xml:id="ct31555024" text:id="ct31555024">
          <text:insertion>
            <office:change-info>
              <dc:creator>Bob Jacobsen</dc:creator>
              <dc:date>2013-04-06T23:40:00</dc:date>
            </office:change-info>
          </text:insertion>
        </text:changed-region>
        <text:changed-region xml:id="ct31555248" text:id="ct31555248">
          <text:insertion>
            <office:change-info>
              <dc:creator>Bob Jacobsen</dc:creator>
              <dc:date>2013-04-06T23:40:00</dc:date>
            </office:change-info>
          </text:insertion>
        </text:changed-region>
        <text:changed-region xml:id="ct31554576" text:id="ct31554576">
          <text:insertion>
            <office:change-info>
              <dc:creator>Bob Jacobsen</dc:creator>
              <dc:date>2013-04-07T10:37:00</dc:date>
            </office:change-info>
          </text:insertion>
        </text:changed-region>
        <text:changed-region xml:id="ct31572288" text:id="ct31572288">
          <text:insertion>
            <office:change-info>
              <dc:creator>Bob Jacobsen</dc:creator>
              <dc:date>2013-04-06T21:10:00</dc:date>
            </office:change-info>
          </text:insertion>
        </text:changed-region>
        <text:changed-region xml:id="ct31566832" text:id="ct31566832">
          <text:insertion>
            <office:change-info>
              <dc:creator>Bob Jacobsen</dc:creator>
              <dc:date>2013-04-06T21:09:00</dc:date>
            </office:change-info>
          </text:insertion>
        </text:changed-region>
        <text:changed-region xml:id="ct31567056" text:id="ct31567056">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31558144" text:id="ct31558144">
          <text:deletion>
            <office:change-info>
              <dc:creator>Bob Jacobsen</dc:creator>
              <dc:date>2013-04-06T21:11:00</dc:date>
            </office:change-info>
            <text:p text:style-name="P19">.</text:p>
          </text:deletion>
        </text:changed-region>
        <text:changed-region xml:id="ct31572768" text:id="ct31572768">
          <text:insertion>
            <office:change-info>
              <dc:creator>Bob Jacobsen</dc:creator>
              <dc:date>2013-04-06T21:11:00</dc:date>
            </office:change-info>
          </text:insertion>
        </text:changed-region>
        <text:changed-region xml:id="ct31568720" text:id="ct31568720">
          <text:deletion>
            <office:change-info>
              <dc:creator>Stuart Baker</dc:creator>
              <dc:date>2018-09-01T13:15:00</dc:date>
            </office:change-info>
            <text:p text:style-name="P19">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31566576" text:id="ct31566576">
          <text:deletion>
            <office:change-info>
              <dc:creator>Stuart Baker</dc:creator>
              <dc:date>2018-09-01T13:16:00</dc:date>
            </office:change-info>
            <text:p text:style-name="P19"/>
            <text:p text:style-name="P19"/>
          </text:deletion>
        </text:changed-region>
        <text:changed-region xml:id="ct31569744" text:id="ct31569744">
          <text:insertion>
            <office:change-info>
              <dc:creator>Stuart Baker</dc:creator>
              <dc:date>2018-09-01T13:15:00</dc:date>
            </office:change-info>
          </text:insertion>
        </text:changed-region>
        <text:changed-region xml:id="ct31573760" text:id="ct31573760">
          <text:deletion>
            <office:change-info>
              <dc:creator>Bob Jacobsen</dc:creator>
              <dc:date>2013-04-06T21:11:00</dc:date>
            </office:change-info>
            <text:p text:style-name="P19"><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31577552" text:id="ct31577552">
          <text:deletion>
            <office:change-info>
              <dc:creator>Stuart Baker</dc:creator>
              <dc:date>2018-09-01T13:15:00</dc:date>
            </office:change-info>
            <text:p text:style-name="P19">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19"/>
          </text:deletion>
        </text:changed-region>
        <text:changed-region xml:id="ct31325104" text:id="ct31325104">
          <text:deletion>
            <office:change-info>
              <dc:creator>Bob Jacobsen</dc:creator>
              <dc:date>2013-04-06T21:11:00</dc:date>
            </office:change-info>
            <text:p text:style-name="P19">Event identification</text:p>
          </text:deletion>
        </text:changed-region>
        <text:changed-region xml:id="ct31583424" text:id="ct31583424">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Introduction</text:h>
      <text:p text:style-name="Standard">Model railroad layouts sometime have their own time displayed via visible clocks that people refer to when operating the layout. <text:s/>These might display a different time of day from the current real clock time, so that an evening train can be run during the day. <text:s/>They might run at a different rate, so that the shorter distances of the model are covered by a train in the right number of “fast minutes”.</text:p>
      <text:p text:style-name="Standard">Layouts that have multiple clock faces might want to synchronize them by running them from a single time generator. <text:s/>OpenLCB should provide a way to do that over existing OpenLCB infrastructure.</text:p>
      <text:p text:style-name="Standard">Producer/Consumer events, one per second or minute, could certainly meet this need. <text:s/>Since event IDs are arbitrary, in the absence of any other support, the clocks would have to have 24*60 or 24*60*60 separate event IDs configured between clock time producers and consumers. <text:s/>This is untenable. <text:s/>Hence, the primary reason for this Standard is to create well-defined <text:span text:style-name="T29">ranges</text:span> of event IDs that can be used to represent time for driving clock displays.</text:p>
      <text:p text:style-name="Standard">A secondary purpose is to allow producers on the layout to control the clock operation by producing certain events.</text:p>
      <text:p text:style-name="Standard">A tertiary purpose is to allow other consumers on <text:span text:style-name="T2">the</text:span> layout to be controlled via the time signal by interpreting the events or event ranges specified here. <text:s/>Not all timing-related purposes will be met by the contents of <text:span text:style-name="T2">this Standard, and other ways of handling timing formation </text:span><text:change-start text:change-id="ct31356272"/><text:span text:style-name="T1">may</text:span><text:change-end text:change-id="ct31356272"/><text:change text:change-id="ct31356736"/><text:span text:style-name="T2"> be </text:span><text:change text:change-id="ct31358160"/><text:change-start text:change-id="ct31359600"/><text:span text:style-name="T1">defined in the future</text:span><text:change-end text:change-id="ct31359600"/><text:span text:style-name="T2">.</text:span></text:p>
      <text:h text:style-name="Heading_20_2" text:outline-level="2">Served use cases</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2395749140008801437" text:style-name="L2">
        <text:list-item>
          <text:p text:style-name="P58">Action at a specific time: “The bell rings at noon”</text:p>
        </text:list-item>
        <text:list-item>
          <text:p text:style-name="P58"><text:soft-page-break/>Condition during an interval: “The porch light should be on from 5PM to midnight”</text:p>
        </text:list-item>
        <text:list-item>
          <text:p text:style-name="P58">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31375920"/>This Standard does not completely solve the use cases in this section.</text:p>
      <text:p text:style-name="Standard"><text:change-end text:change-id="ct31375920"/>The model building lights turn on and off only a few seconds apart<text:change text:change-id="ct31376624"/><text:change-start text:change-id="ct31371632"/>: <text:change-end text:change-id="ct31371632"/>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31378112"/>, none of which cover all needs<text:change-end text:change-id="ct31378112"/>:</text:p>
      <text:list xml:id="list1395291178245623448" text:style-name="L3">
        <text:list-item>
          <text:p text:style-name="P59">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59">By going directly to 17:00. <text:s/>This will skip ringing the church bells in the point above, but might not get the state at 17:00 correct. The state can be addressed by optionally producing the necessary events as part of going directly<text:change text:change-id="ct31384736"/><text:change-start text:change-id="ct31386624"/>, but it's not possible to automatically which events are consumed for state changes (light on), and which for instantaneous <text:change-end text:change-id="ct31386624"/><text:change-start text:change-id="ct31384240"/>occurrences (toll bell).<text:change-end text:change-id="ct31384240"/></text:p>
        </text:list-item>
      </text:list>
      <text:p text:style-name="Standard">Layout lights execute a pattern that's different when the modeled day is Monday vs Saturday<text:change text:change-id="ct31386848"/><text:change-start text:change-id="ct31384464"/>: <text:change-end text:change-id="ct31384464"/>Day of week, or calendar date in general, does not result in different events being produced. <text:s/>This use case should be solved the 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31394096"/></text:p>
      <text:p text:style-name="Standard"><text:soft-page-break/>Clock events are produced by a clock generator, and consumed by clock faces and other devices that want information about time. The events themselves are called “clock events”, as they carry information ab<text:change-end text:change-id="ct31394096"/><text:change-start text:change-id="ct31393440"/>out the current clock time.<text:change-end text:change-id="ct31393440"/></text:p>
      <text:h text:style-name="Heading_20_2" text:outline-level="2">Intended Use</text:h>
      <text:p text:style-name="Standard">Note that this section of the Standard is informative, not normative.</text:p>
      <text:h text:style-name="Heading_20_2" text:outline-level="2">Reference and Context<text:change-start text:change-id="ct31414832"/></text:h>
      <text:p text:style-name="P7">This specification is in the context of the following OpenLCB-CAN Standards:</text:p>
      <text:list xml:id="list1274609743946604456" text:style-name="L4">
        <text:list-item>
          <text:p text:style-name="P60">OpenLCB Event Transport Standard, which defines messages for transporting Event IDs and identifying producers and consumers.</text:p>
        </text:list-item>
        <text:list-item>
          <text:p text:style-name="P60">The OpenLCB Event Identifiers Standard, which defines the format and content of Event IDs including the class of Well-Known Event IDs and Automatically-Routed Event IDs.</text:p>
        </text:list-item>
        <text:list-item>
          <text:p text:style-name="P60">OpenLCB Unique Identifiers Standard, <text:span text:style-name="T2">which</text:span> defines the <text:span text:style-name="T31">allocation of OpenLCB 48-bit unique identifiers </text:span></text:p>
        </text:list-item>
      </text:list>
      <text:p text:style-name="P7">For more information on format and presentation, see: </text:p>
      <text:list xml:id="list4037223312151348246" text:style-name="L5">
        <text:list-item>
          <text:p text:style-name="P61">OpenLCB Common Information Technical Note<text:change-end text:change-id="ct31414832"/></text:p>
        </text:list-item>
      </text:list>
      <text:h text:style-name="Heading_20_2" text:outline-level="2">Message Formats<text:change-start text:change-id="ct31421632"/></text:h>
      <text:p text:style-name="Standard">The <text:change-end text:change-id="ct31421632"/><text:change-start text:change-id="ct31421936"/>“<text:change-end text:change-id="ct31421936"/><text:change-start text:change-id="ct31422928"/><text:span text:style-name="T3">Specific </text:span><text:change-end text:change-id="ct31422928"/><text:change-start text:change-id="ct31424304"/><text:span text:style-name="T3">U</text:span><text:change-end text:change-id="ct31424304"/><text:change text:change-id="ct31424528"/><text:change-start text:change-id="ct31423840"/>pper <text:change-end text:change-id="ct31423840"/><text:change-start text:change-id="ct31425568"/><text:span text:style-name="T3">P</text:span><text:change-end text:change-id="ct31425568"/><text:change text:change-id="ct31425888"/><text:change-start text:change-id="ct31425344"/>arts<text:change-end text:change-id="ct31425344"/><text:change-start text:change-id="ct29434944"/>”<text:change-end text:change-id="ct29434944"/><text:change-start text:change-id="ct31423152"/> can be separated into well-known “public” <text:change-end text:change-id="ct31423152"/><text:change-start text:change-id="ct31427328"/><text:span text:style-name="T3">Identifiers</text:span><text:change-end text:change-id="ct31427328"/><text:change text:change-id="ct31427552"/><text:change-start text:change-id="ct31426880"/>, and self-allocated <text:change-end text:change-id="ct31426880"/><text:change-start text:change-id="ct31426528"/>“private” <text:change-end text:change-id="ct31426528"/><text:change-start text:change-id="ct31428720"/><text:span text:style-name="T3">Identifiers</text:span><text:change-end text:change-id="ct31428720"/><text:change text:change-id="ct31428944"/><text:change-start text:change-id="ct31390800"/>.<text:change-end text:change-id="ct31390800"/><text:change text:change-id="ct31428416"/><text:change-start text:change-id="ct29431216"/></text:p>
      <text:p text:style-name="Standard">The “Default Fast Clock”, “Default Real-Time Clock”, “Alternate Clock 1”, and “Alternate Clock 2” terms are not further defined in the Standard.<text:change-end text:change-id="ct29431216"/><text:change-start text:change-id="ct31427104"/> <text:s/>They have no operational effect. They're provided to make it easier for a clock face manufacturer to set up the clock face node to automatically find the default fast clock generator, without user involvement, when attached to an OpenLCB installation. <text:s/><text:change-end text:change-id="ct31427104"/><text:change-start text:change-id="ct31424064"/>One fast clock system is expected to be the most common installation, and this makes it very convenient for <text:span text:style-name="T2">the</text:span> user.<text:change-end text:change-id="ct31424064"/><text:change-start text:change-id="ct31411808"/></text:p>
      <text:p text:style-name="P11">The values are packed into two bytes to make it easier to allocate the unique “Specific Upper Part” by using an OpenLCB unique ID.<text:change-end text:change-id="ct31411808"/><text:change-start text:change-id="ct31423376"/></text:p>
      <text:h text:style-name="Heading_20_3" text:outline-level="3"><text:change-end text:change-id="ct31423376"/><text:change text:change-id="ct31423600"/><text:change-start text:change-id="ct30049552"/>Report Time Event ID</text:h>
      <text:h text:style-name="Heading_20_3" text:outline-level="3"><text:change-end text:change-id="ct30049552"/><text:change text:change-id="ct31416336"/><text:change-start text:change-id="ct29433312"/>Report Date Event ID</text:h>
      <text:h text:style-name="Heading_20_3" text:outline-level="3"><text:change-end text:change-id="ct29433312"/><text:change text:change-id="ct31430176"/><text:change-start text:change-id="ct31430400"/>Report Year Event ID<text:change-end text:change-id="ct31430400"/><text:change-start text:change-id="ct31432272"/></text:h>
      <text:p text:style-name="P1"><text:change-end text:change-id="ct31432272"/><text:change text:change-id="ct31432496"/><text:change-start text:change-id="ct31433008"/><text:span text:style-name="T4"/></text:p>
      <text:h text:style-name="Heading_20_3" text:outline-level="3"><text:change-end text:change-id="ct31433008"/><text:change text:change-id="ct31433232"/><text:change-start text:change-id="ct31433744"/>Report Rate Event ID</text:h>
      <text:p text:style-name="P2"><text:change-end text:change-id="ct31433744"/><text:change text:change-id="ct31435152"/><text:change-start text:change-id="ct31435376"/>A rate of zero is <text:span text:style-name="T33">means the clock is stopped, though it is preferred to use the Stop/Start Events for starting and stopping the clock </text:span><text:change-end text:change-id="ct31435376"/><text:change-start text:change-id="ct30383728"/></text:p>
      <text:h text:style-name="P82" text:outline-level="3"><text:change-end text:change-id="ct30383728"/><text:change-start text:change-id="ct31437760"/><text:soft-page-break/>Report Intermediate Time Event ID</text:h>
      <text:p text:style-name="P32">This event allows immediate reporting of the current time to the minute resolution while allowing nodes that track time at a finer resolution than minutes to optionally ignore the <text:span text:style-name="T32">intermediate </text:span>time reported as a cue to reset its internal sub-minute resolution counter to zero.</text:p>
      <text:h text:style-name="P83" text:outline-level="3">Set Time Event ID</text:h>
      <text:h text:style-name="P83" text:outline-level="3">Set Date Event ID</text:h>
      <text:h text:style-name="P83" text:outline-level="3">Set Year Event ID</text:h>
      <text:h text:style-name="P83" text:outline-level="3">Set Rate Event ID</text:h>
      <text:p text:style-name="P2">A rate of zero is <text:span text:style-name="T33">means the clock is stopped, though it is preferred to the Stop/Start Events for starting and stopping the clock </text:span></text:p>
      <text:h text:style-name="P83" text:outline-level="3">Latch Settings Event ID</text:h>
      <text:p text:style-name="Standard">This event allows the setting of the Rate, Year, Date, and Time as an atomic operation.</text:p>
      <text:h text:style-name="P3" text:outline-level="3"><text:change-end text:change-id="ct31437760"/><text:change-start text:change-id="ct31441312"/>Stop/Start <text:change-end text:change-id="ct31441312"/><text:change text:change-id="ct31440192"/><text:change-start text:change-id="ct31443024"/><text:span text:style-name="T3">Event ID</text:span><text:change-end text:change-id="ct31443024"/><text:change-start text:change-id="ct31435920"/></text:h>
      <text:p text:style-name="P19">Having a separate start/stop mechanism, instead of just setting rate to zero, makes distributed start/stop control easier. There's no need for everybody to remember the current rate while the clock is stopped.<text:change-end text:change-id="ct31435920"/><text:change-start text:change-id="ct31444016"/></text:p>
      <text:h text:style-name="P83" text:outline-level="3">Undefined/Reserved Event ID’s</text:h>
      <text:p text:style-name="P28">Any Event ID’s not explicitly defined by the standard are reserved for future use.<text:change-end text:change-id="ct31444016"/></text:p>
      <text:h text:style-name="Heading_20_2" text:outline-level="2">States <text:change-start text:change-id="ct31445296"/></text:h>
      <text:p text:style-name="Standard"><text:change-end text:change-id="ct31445296"/><text:change-start text:change-id="ct31427776"/>The “independent” in the definition of state<text:change-end text:change-id="ct31427776"/><text:change-start text:change-id="ct31144160"/>s means that clock generators work independently of each other, and don't have linked states.</text:p>
      <text:p text:style-name="Standard">It's up to the node implementor to decide how to implement the<text:change-end text:change-id="ct31144160"/><text:change-start text:change-id="ct31144464"/> internal clock time. It could be an internal time generator of some kind, or linked to some external time reference.<text:change-end text:change-id="ct31144464"/></text:p>
      <text:h text:style-name="Heading_20_2" text:outline-level="2">Interactions <text:change text:change-id="ct31449360"/><text:change text:change-id="ct31448080"/><text:change-start text:change-id="ct29383280"/></text:h>
      <text:p text:style-name="Text_20_body"><text:change-end text:change-id="ct29383280"/>Note that nodes should not assume that they will receive any time event only once. <text:s/>As time is set, it's possible for a node to receive the current time more than once.<text:change-start text:change-id="ct31450704"/></text:p>
      <text:p text:style-name="Standard"><text:change-end text:change-id="ct31450704"/><text:change-start text:change-id="ct31451216"/>Note that the time is only advertised with minute granularity. <text:s/>If a Set Time is received when the current clock is 20 seconds pa<text:change-end text:change-id="ct31451216"/><text:change-start text:change-id="ct31450928"/><text:span text:style-name="T3">s</text:span><text:change-end text:change-id="ct31450928"/><text:change text:change-id="ct31451728"/><text:change-start text:change-id="ct31451440"/>t the minute, setting the time will set the time to exactly the minute received, with no seconds <text:change-end text:change-id="ct31451440"/><text:change text:change-id="ct31451952"/><text:change-start text:change-id="ct31452176"/><text:span text:style-name="T3">value taken into account</text:span><text:change-end text:change-id="ct31452176"/><text:change-start text:change-id="ct31452400"/>.<text:change-end text:change-id="ct31452400"/><text:change text:change-id="ct31452624"/><text:change-start text:change-id="ct31453136"/></text:p>
      <text:p text:style-name="P7">It is not expected that it will be routine for clock generators to refuse to set their time, nor that other nodes will attempt to set it <text:span text:style-name="T2">when not allowed to.</text:span><text:change-end text:change-id="ct31453136"/><text:change text:change-id="ct29923952"/><text:change-start text:change-id="ct29900816"/> The Standard is silent as to whether the seconds counter inside the clock should be reset to zero at this point.<text:change-end text:change-id="ct29900816"/><text:change-start text:change-id="ct31453936"/> <text:span text:style-name="T34">However, it can be implied that a Report Time Event is sent when the seconds count is equal to zero and an Report Intermediate Time Event is sent when the seconds count is not equal to zero.</text:span><text:change-end text:change-id="ct31453936"/><text:change-start text:change-id="ct31458592"/></text:p>
      <text:list xml:id="list3323524989875064947" text:style-name="L6">
        <text:list-item>
          <text:p text:style-name="P62">Not resetting it allows time to move continuously. <text:s/>Nodes have to understand that the time they receive is just to the nearest minute, and not infer that the seconds value associated with a Report Time event will always be zero.</text:p>
        </text:list-item>
        <text:list-item>
          <text:p text:style-name="P62"><text:soft-page-break/>Resetting it allows other nodes to assume that <text:span text:style-name="T2">the</text:span> seconds value associated with a Report Time event is always zero, at the cost of preventing time from being exactly 60 seconds to a minute always.<text:change-end text:change-id="ct31458592"/><text:change text:change-id="ct29072160"/><text:change-start text:change-id="ct29075584"/></text:p>
        </text:list-item>
      </text:list>
      <text:p text:style-name="Standard"><text:span text:style-name="T7">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20">and</text:span><text:span text:style-name="T7"> that nodes not send one unless the network has been configured to allow it.</text:span><text:change-end text:change-id="ct29075584"/><text:change text:change-id="ct29076480"/><text:change text:change-id="ct29075808"/><text:change-start text:change-id="ct29077184"/></text:p>
      <text:p text:style-name="P41">OpenLCB doesn't have latency <text:change-end text:change-id="ct29077184"/><text:change-start text:change-id="ct29078064"/>guarantees, so different nodes may have slightly different ideas of the time. In practice, the differences should be much less than a second for operating OpenLCB installations.<text:change-end text:change-id="ct29078064"/><text:change-start text:change-id="ct29078736"/> <text:change-end text:change-id="ct29078736"/><text:change-start text:change-id="ct29080864"/><text:span text:style-name="T35">It is allowable, though not required, for a clock consumer to perform an average on any observed jitter of of the incoming Report Time Events such that it can factor out that jitter on the node’s internal tracking of the passage of time.</text:span><text:change-end text:change-id="ct29080864"/></text:p>
      <text:p text:style-name="P8">Clock generators may also <text:change-start text:change-id="ct29072384"/>set their time in <text:change-end text:change-id="ct29072384"/>respon<text:change text:change-id="ct31461984"/><text:change-start text:change-id="ct29077616"/>se<text:change-end text:change-id="ct29077616"/> to other events<text:change text:change-id="ct29077840"/><text:change-start text:change-id="ct29079488"/>, not specified here<text:change-end text:change-id="ct29079488"/>. <text:s/>For example, to allow slaving of a clock generators events to time events from another clock generator, a clock generator may react to time event IDs with another high six byte<text:change text:change-id="ct29079712"/><text:change-start text:change-id="ct29295792"/> Specific Upper Part<text:change-end text:change-id="ct29295792"/>. <text:s/>How, when, whether to do that is an internal configuration option of the clock generator node, and is not discussed by the Standard.</text:p>
      <text:h text:style-name="P84" text:outline-level="3"><text:change-start text:change-id="ct31482528"/>Startup</text:h>
      <text:p text:style-name="P34">As stated in section <text:bookmark-ref text:reference-format="chapter" text:ref-name="__RefHeading___Toc3228_564682958">3.5</text:bookmark-ref> <text:bookmark-ref text:reference-format="direction" text:ref-name="__RefHeading___Toc3228_564682958">below</text:bookmark-ref>, there are use cases, such as a clock face display, where a node will be consuming either all or the vas<text:span text:style-name="T36">t</text:span> majority of <text:span text:style-name="T36">clock </text:span>events. <text:s/>In this case, it is preferable to use the Consumer Range Identified message in order to announce consumption of <text:span text:style-name="T36">clock</text:span> events.</text:p>
      <text:p text:style-name="P34">There is another use case where a node may only be consuming a single or few <text:span text:style-name="T36">clock</text:span> events. <text:s/>In this case, it is preferable to use the Consumer Identified message to announce consumption of <text:span text:style-name="T36">clock</text:span> events. <text:s/><text:span text:style-name="T36">Some clock event consumers do not know anything clock events, or make any distinction between clock events and other event non-clock events. From their point of view, they are generic event consumers</text:span></text:p>
      <text:h text:style-name="P88" text:outline-level="4"><text:bookmark-start text:name="__RefHeading___Toc10018_843294464"/>Clock Generator<text:bookmark-end text:name="__RefHeading___Toc10018_843294464"/></text:h>
      <text:p text:style-name="P42">This sequence is required such that a clock consumer that uses Rate, Year, and/or Date as a factor in establishing its internal meaning of time can synchronize itself atomically across a change or progression of time that includes Rate, Year, and/or Date.</text:p>
      <text:h text:style-name="P84" text:outline-level="3">Clock Report</text:h>
      <text:p text:style-name="P35">The reason to limit the Report Time Event generation to once per real world minute <text:span text:style-name="T37">is not only motivated by conserving bandwidth. <text:s/>If we consider the fasted clock rate of 511.75:1, this would result well over 50% of the total bandwidth available to a CAN bus segment being used up. <text:s/>If we consider a more practically realistic clock rate of 12:1, the resulting bandwidth used becomes less than 3%. <text:s/>Rather, the motivation behind limiting the Report Time Event generation is to prevent adding too much clutter in bus capture logs. <text:s/>One Report Time Event sent once per real minute results in a total bandwidth utilization of less than 0.5%.</text:span></text:p>
      <text:p text:style-name="P36">It is important to note that, unless following one of the noted exceptions, a clock generator is not required to produce any clock events for which a clock event consumer has not been identified.</text:p>
      <text:p text:style-name="P37"><text:soft-page-break/>The process for a clock generator to identify all the clock event consumers is not explicitly specified. <text:s/>Two possible options include:</text:p>
      <text:list xml:id="list3799553111811082835" text:style-name="L7">
        <text:list-item>
          <text:p text:style-name="P63">Send an Identify Events Addressed message to each node in the network as described in section <text:bookmark-ref text:reference-format="chapter" text:ref-name="__RefHeading___Toc9926_843294464">Error: Reference source not found</text:bookmark-ref> <text:bookmark-ref text:reference-format="direction" text:ref-name="__RefHeading___Toc9926_843294464">Error: Reference source not found</text:bookmark-ref>.</text:p>
        </text:list-item>
        <text:list-item>
          <text:p text:style-name="P63">Send an Identify Events Global message.</text:p>
        </text:list-item>
      </text:list>
      <text:h text:style-name="P84" text:outline-level="3">Clock Set</text:h>
      <text:p text:style-name="P33">A race condition is possible between two nodes simultaneously requesting to adjust the Rate, Year, Date, and/or Time of a clock. The standard makes no prescribed attempt to mitigate this race condition. It is possible, though not required, that a clock generator ignore a configuration attempt from a node when an outstanding attempt, pending a Latch Settings Event, is already in progress by another node.</text:p>
      <text:p text:style-name="P9"><text:change-end text:change-id="ct31482528"/><text:change text:change-id="ct28930992"/><text:change text:change-id="ct28930544"/><text:change text:change-id="ct28930320"/><text:change text:change-id="ct28929648"/><text:change text:change-id="ct28929424"/><text:change text:change-id="ct31481152"/><text:change text:change-id="ct31478384"/><text:span text:style-name="T9"/></text:p>
      <text:h text:style-name="Heading_20_1" text:outline-level="1">Background Information</text:h>
      <text:p text:style-name="P12"><text:change text:change-id="ct28932944"/><text:change text:change-id="ct28932720"/><text:change text:change-id="ct28932048"/><text:change text:change-id="ct31422448"/><text:change text:change-id="ct28928944"/><text:change-start text:change-id="ct28933168"/>This section is general information of interest to the reader, implementers, etc...<text:change-end text:change-id="ct28933168"/></text:p>
      <text:h text:style-name="Heading_20_2" text:outline-level="2">Multiple Clocks</text:h>
      <text:p text:style-name="Standard">A user might want multiple clocks, for example a real-time clock <text:change-start text:change-id="ct28931792"/>display <text:change-end text:change-id="ct28931792"/>to show current time, and a fast clock <text:change-start text:change-id="ct28934224"/>displa<text:change-end text:change-id="ct28934224"/><text:change-start text:change-id="ct28934448"/>y <text:change-end text:change-id="ct28934448"/>to show railroad time. </text:p>
      <text:p text:style-name="Standard">The protocol provides for this via multiple clock generators with unique <text:change text:change-id="ct31446208"/><text:change-start text:change-id="ct28936064"/>upper parts in their event IDs<text:change-end text:change-id="ct28936064"/>, but it's up to the user to allocate clock generators and configure the clock producers and consumers to use the proper clock number as part of their event range. <text:change-start text:change-id="ct28935824"/></text:p>
      <text:p text:style-name="Standard"><text:change-end text:change-id="ct28935824"/><text:change text:change-id="ct28933968"/><text:change-start text:change-id="ct28936544"/>Multiple clock generators<text:change-end text:change-id="ct28936544"/><text:change-start text:change-id="ct28936768"/> using the same event ID range will not function properly. The source node IDs in the Producer-Consumer Event Report messages produced by the multiple clocks can help diagnose and correct this.<text:change-end text:change-id="ct28936768"/></text:p>
      <text:h text:style-name="P79" text:outline-level="2"><text:change-start text:change-id="ct31503536"/>Jumps in Time</text:h>
      <text:p text:style-name="P38">Through configuration, it is possible that a clock generator would make a large jump, forward or backward, in time from its previous set time. <text:s/>The only requirement about this jump is that the sequence described in section <text:bookmark-ref text:reference-format="chapter" text:ref-name="__RefHeading___Toc10018_843294464">2.6.1.1</text:bookmark-ref> <text:bookmark-ref text:reference-format="direction" text:ref-name="__RefHeading___Toc10018_843294464">above</text:bookmark-ref> follows the jump.</text:p>
      <text:p text:style-name="P38">It is allowable, though not required, for a a clock generator to produce intermediate Report Time Events, as well as Report Year and Date events, at a highly accelerated rate. One possible use case for this is to “reset” time for node that consume clock events but otherwise have no knowledge of the concept of time. <text:span text:style-name="T32">If either of these, or similar, techniques are deployed, the sequenced described in section </text:span><text:span text:style-name="T32"><text:bookmark-ref text:reference-format="chapter" text:ref-name="__RefHeading___Toc10018_843294464">2.6.1.1</text:bookmark-ref></text:span><text:span text:style-name="T32"> </text:span><text:span text:style-name="T32"><text:bookmark-ref text:reference-format="direction" text:ref-name="__RefHeading___Toc10018_843294464">above</text:bookmark-ref></text:span><text:span text:style-name="T32"> is still required once the application of the technique is complete and the new set time is reached.</text:span></text:p>
      <text:p text:style-name="P38">It is not prescribed how this might occur, but one can imagine a number of different scenarios:</text:p>
      <text:list xml:id="list1072724287515007332" text:style-name="L8">
        <text:list-item>
          <text:p text:style-name="P65">Generic event consumers are setup to turn on/off lights at certain time throughout a simulated day. <text:s/>The end of an operating session occurs asynchronous to a full cycle. <text:s/>The operator wants to reset time to the beginning of the day for the next session. <text:s/>In order to reset the interactions, <text:soft-page-break/>the clock generator replays the new set time’s previous 24-hours in the form of events before settling on the new time.</text:p>
        </text:list-item>
        <text:list-item>
          <text:p text:style-name="P65">A jump forward in time occurs. <text:s/>In order for generic event consumers to progress their state to this new time, intermediate clock events are sent at an accelerated rate until the new set time is reached.</text:p>
        </text:list-item>
      </text:list>
      <text:h text:style-name="Heading_20_2" text:outline-level="2"><text:change-end text:change-id="ct31503536"/>Configuration via a simple teach-learn UI</text:h>
      <text:p text:style-name="P19">Blue and Gold configuration does not have to be implemented, perhaps many devices won't, but <text:span text:style-name="T7">important</text:span> to show it can be done. Configuring consumers to react to a particular time event can be done by putting a programming button on the master time producer that sends the learn message for the current clock time.<text:change-start text:change-id="ct31520560"/></text:p>
      <text:p text:style-name="P13">For Example:<text:change-end text:change-id="ct31520560"/><text:change text:change-id="ct31521968"/><text:change text:change-id="ct31521744"/></text:p>
      <text:p text:style-name="P14">To Teach: gold; blue to select: hour, minute, rate; up/down to change; gold</text:p>
      <text:p text:style-name="P14">To nominate: blue, blue; gold to select: h,m,r; up/down; blue<text:change text:change-id="ct31523392"/><text:change text:change-id="ct31523088"/><text:change-start text:change-id="ct31525552"/></text:p>
      <text:p text:style-name="P45">Better (more powerful) UIs can<text:span text:style-name="T10"> then use the same underlying teach/learn implementation.</text:span><text:change-end text:change-id="ct31525552"/></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change-start text:change-id="ct31519856"/> This method is also sometimes called “cueing”.<text:change-end text:change-id="ct31519856"/></text:p>
      <text:p text:style-name="Standard">This protocol does not contain any specific support for alarms<text:change-start text:change-id="ct31528768"/> or cueing<text:change-end text:change-id="ct31528768"/>, because it doesn't need to. <text:s/>Simplicity is important, and the production of alarms can proceed completely independently. Any event ID could be produced by any node, upon receipt of the particular time event, and <text:change text:change-id="ct31529584"/><text:change-start text:change-id="ct31528992"/>the details of that<text:change-end text:change-id="ct31528992"/> do<text:change-start text:change-id="ct31529216"/>es<text:change-end text:change-id="ct31529216"/>n't have to be part of this protocol. An alarm-producer isn't specifically part of the clock producer. It could be anywhere. <text:s/>And no protocol needs to be defined for alarm events, as they're just regular produced events: When <text:change-start text:change-id="ct29148352"/>event <text:change-end text:change-id="ct29148352"/>A is <text:change text:change-id="ct31529808"/><text:change-start text:change-id="ct29150240"/><text:s/>consumed<text:change-end text:change-id="ct29150240"/>, produce B and C. <text:s/>That's a generally-useful thing to have, even for non-time events.</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Clock-producing nodes can use this to reduce the bandwidth used by the clock events, particularly at high rate. <text:s/>The producing node can automatically </text:span><text:change text:change-id="ct31530976"/><text:span text:style-name="T2">maintain a list of consumed event IDs, and produce only those.</text:span></text:p>
      <text:p text:style-name="P18">Once the clock-producing node is up and running, it can listen for Consumer<text:change-start text:change-id="ct29152784"/> <text:change-end text:change-id="ct29152784"/>Identified <text:change-start text:change-id="ct29505632"/>and Co<text:change-end text:change-id="ct29505632"/><text:change-start text:change-id="ct29153344"/>nsumer<text:change-end text:change-id="ct29153344"/><text:change-start text:change-id="ct31534240"/> <text:change-end text:change-id="ct31534240"/><text:change-start text:change-id="ct31525296"/>Range<text:change-end text:change-id="ct31525296"/><text:change-start text:change-id="ct31534464"/> <text:change-end text:change-id="ct31534464"/><text:change-start text:change-id="ct29157328"/>Identified <text:change-end text:change-id="ct29157328"/>messages and include any <text:change text:change-id="ct29157696"/>Report Time <text:change-start text:change-id="ct31535024"/><text:span text:style-name="T12">E</text:span><text:change-end text:change-id="ct31535024"/><text:change text:change-id="ct31535344"/>vent<text:change text:change-id="ct31534688"/>s seen in its list. Nodes that newly attach or restart will emit these automatically. <text:s/>So long as the clock-producing node isn't marked as a Simple node, these will be forwarded to it.</text:p>
      <text:p text:style-name="P18">The process to find all consumers when the clock-producing node becomes active on an already existing OpenLCB network is similar, it just involves querying the entire network:</text:p>
      <text:list xml:id="list7983627626791963883" text:style-name="L9">
        <text:list-item>
          <text:p text:style-name="P52"><text:soft-page-break/>Send a Verify Node Global, and construct a list of nodes from the response</text:p>
        </text:list-item>
        <text:list-item>
          <text:p text:style-name="P52">At a suitably metered interval, send a<text:change-start text:change-id="ct31546624"/><text:span text:style-name="T12">n</text:span><text:change-end text:change-id="ct31546624"/> Identify<text:change-start text:change-id="ct31546848"/> <text:change-end text:change-id="ct31546848"/>Event <text:change-start text:change-id="ct31548032"/><text:span text:style-name="T12">Adressed</text:span><text:change-end text:change-id="ct31548032"/>to each node.</text:p>
        </text:list-item>
        <text:list-item>
          <text:p text:style-name="P52">Construct the list of consumed event IDs from the response.</text:p>
        </text:list-item>
      </text:list>
      <text:p text:style-name="P18">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31548432"/>some <text:change-end text:change-id="ct31548432"/>modular layout use cases (still being identified), it's useful to have the time events be created <text:change text:change-id="ct31548896"/>synch<text:change-start text:change-id="ct31549712"/><text:span text:style-name="T12">ronous</text:span><text:change-end text:change-id="ct31549712"/> with <text:change text:change-id="ct31549280"/><text:change-start text:change-id="ct29320864"/>a local modular <text:change-end text:change-id="ct29320864"/>clock generator. <text:s/>For example, a modular segment has a clock generator and multiple nodes that are configured to <text:span text:style-name="T2">together</text:span> do complex automation. <text:s/>You want to include it in a larger modular layout without having to reconfigure this. <text:s/></text:p>
      <text:p text:style-name="Standard">One way to do that is to slave the modular clock generator to another master clock generator, so that the master clock generator controls and specifies the time, and the modular clock generator produces its own events to represent that time. <text:s/>The consuming nodes then act on the modular clock events they are configured with.</text:p>
      <text:p text:style-name="Standard">Operationally, this slaving consists of reissuing the events with <text:change-start text:change-id="ct31551552"/><text:span text:style-name="T12">a </text:span><text:change-end text:change-id="ct31551552"/>different <text:change text:change-id="ct29321168"/><text:change-start text:change-id="ct31553584"/>“<text:span text:style-name="T12">Specific Upper Part”</text:span><text:change-end text:change-id="ct31553584"/>, translating the <text:change text:change-id="ct31554064"/><text:change-start text:change-id="ct31554800"/>“<text:span text:style-name="T12">Specific Upper Part”</text:span><text:change-end text:change-id="ct31554800"/> from the master clock generator<text:change-start text:change-id="ct31555024"/>'<text:change-end text:change-id="ct31555024"/>s values to the slaved modular clock generator<text:change-start text:change-id="ct31555248"/>'s<text:change-end text:change-id="ct31555248"/>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31554576"/>using a node that can do alarms/cueing for <text:span text:style-name="T2">the</text:span> needed events, <text:change-end text:change-id="ct31554576"/>or some other mechanism. <text:s/>The standard is about protocol, not implementation, and so is silent about this.</text:p>
      <text:p text:style-name="Standard">If a modular clock generator is to be configured to follow some other clock event range, that raises the question of how to do it. <text:s/>The Standard is silent about this too, but it's <text:span text:style-name="T2">important</text:span> that there be a way to do it within the Standard. <text:s/>Choices include:</text:p>
      <text:list xml:id="list6165857593723819474" text:style-name="L10">
        <text:list-item>
          <text:p text:style-name="P66">Configure it via the memory configuration protocol to listen for a particular value of the top bytes.</text:p>
        </text:list-item>
        <text:list-item>
          <text:p text:style-name="P66">Many layouts just have one clock generator. If that's true, a button on the clock that says “Slave to master” will get the right one. If there's more than one, pushing that button could just go to the next one.</text:p>
        </text:list-item>
        <text:list-item>
          <text:p text:style-name="P53">Use teach/learn or blue/gold to teach an event from the master clock, or some producer or consumer of the master clock, to the slave. <text:s/>For example, if there's a master “clock stop” button, teach that to the slave so that it knows that's the range to listen to. <text:s/>This can be done even if there are multiple clocks operating on the layout.</text:p>
        </text:list-item>
      </text:list>
      <text:h text:style-name="Heading_20_2" text:outline-level="2">History and Numerology</text:h>
      <text:p text:style-name="Text_20_body">There are slightly <text:span text:style-name="T29">more</text:span> than 2<text:span text:style-name="T30">16</text:span> seconds in a day, and just <text:span text:style-name="T29">less</text:span> than 2<text:span text:style-name="T30">11</text:span> minutes. A 17-bit “seconds since midnight” format could be used, but it would still take three bytes, and is somewhat harder to <text:soft-page-break/>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s/>A 10 minute fast 24 hour cycle is 144 messages per second, more than 15% of CAN bandwidth. Even faster rates, for example to do a fast recycle to prepare for a new sequence, would clearly saturate the bus. <text:s/><text:change-start text:change-id="ct31572288"/>Sparse clocks would help with this, but are significantly more complex for the clock generator, <text:span text:style-name="T7">which</text:span> may need a lot of event storage to keep rates low. <text:change-end text:change-id="ct31572288"/>This has led to the choice of minute events, with seconds reserved for possible future consideration.<text:change-start text:change-id="ct31566832"/> <text:change-end text:change-id="ct31566832"/><text:change text:change-id="ct31567056"/></text:p>
      <text:p text:style-name="P19">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31558144"/><text:change-start text:change-id="ct31572768"/> of the day.<text:change-end text:change-id="ct31572768"/><text:change text:change-id="ct31568720"/><text:change text:change-id="ct31566576"/></text:p>
      <text:p text:style-name="P19">Regardless of whether the clock sends seconds or minutes, small times can be maintained via a local timebase synch<text:change-start text:change-id="ct31569744"/><text:span text:style-name="T38">roniz</text:span><text:change-end text:change-id="ct31569744"/>ed to the time broadcast and the rate messages. <text:s/>There's a limit to how precise this can be, but it is probably worth a factor of 10 and perhaps 100 in resolution. <text:change text:change-id="ct31573760"/></text:p>
      <text:h text:style-name="Heading_20_1" text:outline-level="1">Future Work</text:h>
      <text:p text:style-name="P19"><text:change text:change-id="ct31577552"/><text:change text:change-id="ct31325104"/><text:change-start text:change-id="ct31583424"/><text:span text:style-name="T39">The existence of this Simple Time Protocol does not preclude the existence of other protocols for the conveyance of time. <text:s/>It is possible that that future time related protocols could be developed in the future in order to realize the unserved use cases identified in section </text:span><text:span text:style-name="T39"><text:bookmark-ref text:reference-format="chapter" text:ref-name="__RefHeading___Toc3327_564682958">1.2</text:bookmark-ref></text:span><text:span text:style-name="T39"> </text:span><text:span text:style-name="T39"><text:bookmark-ref text:reference-format="direction" text:ref-name="__RefHeading___Toc3327_564682958">above</text:bookmark-ref></text:span><text:span text:style-name="T39">.</text:span><text:change-end text:change-id="ct31583424"/></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text:tab/>1</text:p>
          <text:p text:style-name="P48"><text:s/>1.1 Served use cases<text:tab/>1</text:p>
          <text:p text:style-name="P48"><text:s/>1.2 Unserved use cases<text:tab/>2</text:p>
          <text:p text:style-name="P47"><text:s/>2 Annotations to the Standard<text:tab/>2</text:p>
          <text:p text:style-name="P48"><text:s/>2.1 Introduction<text:tab/>2</text:p>
          <text:p text:style-name="P48"><text:s/>2.2 Intended Use<text:tab/>3</text:p>
          <text:p text:style-name="P48"><text:s/>2.3 Reference and Context<text:tab/>3</text:p>
          <text:p text:style-name="P48"><text:s/>2.4 Message Formats<text:tab/>3</text:p>
          <text:p text:style-name="P49"><text:s/>2.4.1 Report Time Event ID<text:tab/>3</text:p>
          <text:p text:style-name="P49"><text:s/>2.4.2 Report Date Event ID<text:tab/>3</text:p>
          <text:p text:style-name="P49"><text:s/>2.4.3 Report Year Event ID<text:tab/>3</text:p>
          <text:p text:style-name="P49"><text:s/>2.4.4 Report Rate Event ID<text:tab/>3</text:p>
          <text:p text:style-name="P49"><text:s/>2.4.5 Report Intermediate Time Event ID<text:tab/>4</text:p>
          <text:p text:style-name="P49"><text:s/>2.4.6 Set Time Event ID<text:tab/>4</text:p>
          <text:p text:style-name="P49"><text:s/>2.4.7 Set Date Event ID<text:tab/>4</text:p>
          <text:p text:style-name="P49"><text:s/>2.4.8 Set Year Event ID<text:tab/>4</text:p>
          <text:p text:style-name="P49"><text:s/>2.4.9 Set Rate Event ID<text:tab/>4</text:p>
          <text:p text:style-name="P49"><text:s/>2.4.10 Latch Settings Event ID<text:tab/>4</text:p>
          <text:p text:style-name="P49"><text:s/>2.4.11 Stop/Start Event ID<text:tab/>4</text:p>
          <text:p text:style-name="P49"><text:s/>2.4.12 Undefined/Reserved Event ID’s<text:tab/>4</text:p>
          <text:p text:style-name="P48"><text:s/>2.5 States<text:tab/>4</text:p>
          <text:p text:style-name="P48"><text:s/>2.6 Interactions<text:tab/>4</text:p>
          <text:p text:style-name="P49"><text:s/>2.6.1 Startup<text:tab/>5</text:p>
          <text:p text:style-name="P50"><text:s/>2.6.1.1 Clock Generator<text:tab/>5</text:p>
          <text:p text:style-name="P49"><text:s/>2.6.2 Clock Report<text:tab/>5</text:p>
          <text:p text:style-name="P49"><text:s/>2.6.3 Clock Set<text:tab/>6</text:p>
          <text:p text:style-name="P47"><text:s/>3 Background Information<text:tab/>6</text:p>
          <text:p text:style-name="P48"><text:s/>3.1 Multiple Clocks<text:tab/>6</text:p>
          <text:p text:style-name="P48"><text:s/>3.2 Jumps in Time<text:tab/>6</text:p>
          <text:p text:style-name="P48"><text:s/>3.3 Configuration via a simple teach-learn UI<text:tab/>7</text:p>
          <text:p text:style-name="P48"><text:s/>3.4 Alarms<text:tab/>7</text:p>
          <text:p text:style-name="P48"><text:s/>3.5 Low-Bandwidth Clock Producers<text:tab/>7</text:p>
          <text:p text:style-name="P48"><text:s/>3.6 Slaving Clock Generators<text:tab/>8</text:p>
          <text:p text:style-name="P48"><text:s/>3.7 History and Numerology<text:tab/>8</text:p>
          <text:p text:style-name="P47"><text:s/>4 Future Work<text:tab/>9</text:p>
        </text:index-body>
      </text:table-of-conten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10ce76"/>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7653440" text:id="ct47653440">
            <text:insertion>
              <office:change-info>
                <dc:creator>Stuart Baker</dc:creator>
                <dc:date>2018-09-01T13:18:00</dc:date>
              </office:change-info>
            </text:insertion>
          </text:changed-region>
          <text:changed-region xml:id="ct46575008" text:id="ct46575008">
            <text:deletion>
              <office:change-info>
                <dc:creator>Stuart Baker</dc:creator>
                <dc:date>2018-09-01T13:18:00</dc:date>
              </office:change-info>
              <text:p text:style-name="MP1">Broadcast</text:p>
            </text:deletion>
          </text:changed-region>
          <text:changed-region xml:id="ct31481376" text:id="ct31481376">
            <text:insertion>
              <office:change-info>
                <dc:creator>Stuart Baker</dc:creator>
                <dc:date>2018-09-01T13:18: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47653440"/><text:span text:style-name="MT2">Simple </text:span><text:change-end text:change-id="ct47653440"/>Time <text:change text:change-id="ct46575008"/><text:change-start text:change-id="ct31481376"/><text:span text:style-name="MT2">Protocol</text:span><text:change-end text:change-id="ct31481376"/> Technical Note</text:p>
      </style:header>
      <style:footer>
        <text:tracked-changes>
          <text:changed-region xml:id="ct39985280" text:id="ct39985280">
            <text:insertion>
              <office:change-info>
                <dc:creator>Stuart Baker</dc:creator>
                <dc:date>2018-09-01T13:17:00</dc:date>
              </office:change-info>
            </text:insertion>
          </text:changed-region>
          <text:changed-region xml:id="ct31014992" text:id="ct31014992">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28636768" text:id="ct28636768">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39985280"/><text:span text:style-name="Page_20_Number"><text:span text:style-name="MT3"> - </text:span></text:span><text:span text:style-name="Page_20_Number"><text:span text:style-name="MT4">2018</text:span></text:span><text:change-end text:change-id="ct3998528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0</text:page-number></text:span></text:span><text:span text:style-name="Page_20_Number"><text:span text:style-name="MT3"> of </text:span></text:span><text:span text:style-name="Page_20_Number"><text:span text:style-name="MT3"><text:page-count style:num-format="1">10</text:page-count></text:span></text:span><text:span text:style-name="Page_20_Number"><text:span text:style-name="MT3"> - </text:span></text:span><text:change text:change-id="ct31014992"/><text:change-start text:change-id="ct28636768"/><text:span text:style-name="Page_20_Number"><text:span text:style-name="MT3"><text:date style:data-style-name="N75" text:date-value="2018-09-01T13:18:20.641649169">Sep 1, 2018</text:date></text:span></text:span><text:change-end text:change-id="ct28636768"/></text:p>
      </style:footer>
    </style:master-page>
    <style:master-page style:name="First_20_Page" style:display-name="First Page" style:page-layout-name="Mpm2" style:next-style-name="Standard">
      <style:header>
        <text:tracked-changes>
          <text:changed-region xml:id="ct31132976" text:id="ct31132976">
            <text:insertion>
              <office:change-info>
                <dc:creator>Stuart Baker</dc:creator>
                <dc:date>2018-09-01T12:55:00</dc:date>
              </office:change-info>
            </text:insertion>
          </text:changed-region>
          <text:changed-region xml:id="ct31119728" text:id="ct31119728">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8D9B19DB27F33232.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31132976"/><text:span text:style-name="MT5">Simple </text:span><text:change-end text:change-id="ct31132976"/>Time<text:change text:change-id="ct31119728"/>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01T13:18:20.644637108">Sep 1, 2018</text:date></text:p>
            </table:table-cell>
            <table:table-cell table:style-name="Table1.C1" office:value-type="string">
              <text:p text:style-name="MP7">Preliminary</text:p>
            </table:table-cell>
          </table:table-row>
        </table:table>
        <text:p text:style-name="Header"/>
      </style:header>
      <style:footer>
        <text:tracked-changes>
          <text:changed-region xml:id="ct31555728" text:id="ct31555728">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31555728"/><text:span text:style-name="Page_20_Number"><text:span text:style-name="MT3"> - </text:span></text:span><text:span text:style-name="Page_20_Number"><text:span text:style-name="MT4">2018</text:span></text:span><text:change-end text:change-id="ct3155572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0</text:page-count></text:span></text:span><text:span text:style-name="Page_20_Number"><text:span text:style-name="MT7"> -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9</meta:editing-cycles>
    <meta:editing-duration>PT16H51M55S</meta:editing-duration>
    <meta:generator>LibreOffice/5.1.6.2$Linux_X86_64 LibreOffice_project/10m0$Build-2</meta:generator>
    <dc:date>2018-09-01T13:18:20.585017086</dc:date>
    <dc:creator>Stuart Baker</dc:creator>
    <meta:document-statistic meta:table-count="1" meta:image-count="2" meta:object-count="0" meta:page-count="10" meta:paragraph-count="174" meta:word-count="4044" meta:character-count="23874" meta:non-whitespace-character-count="19885"/>
    <meta:user-defined meta:name="Info 1"/>
    <meta:user-defined meta:name="Info 2"/>
    <meta:user-defined meta:name="Info 3"/>
    <meta:user-defined meta:name="Info 4"/>
  </office:meta>
</office:document-meta>
</file>